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V_237_rgul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page" style:column-width="3.175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AN_202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8" table:default-cell-style-name="ce1"/>
        <table:table-column table:style-name="co11" table:number-columns-repeated="3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993" table:default-cell-style-name="ce1"/>
        <table:table-column table:style-name="co14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aneiro - 2021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76795.44" table:style-name="ce14">
            <text:p><text:s/>76.795,44<text:s/></text:p>
          </table:table-cell>
          <table:table-cell office:value-type="float" office:value="5715775.3600000003" table:style-name="ce14">
            <text:p><text:s/>5.715.775,36<text:s/></text:p>
          </table:table-cell>
          <table:table-cell office:value-type="float" office:value="66881522.07" table:style-name="ce14">
            <text:p><text:s/>66.881.522,07<text:s/></text:p>
          </table:table-cell>
          <table:table-cell office:value-type="float" office:value="807.2" table:style-name="ce14">
            <text:p><text:s/>807,20<text:s/></text:p>
          </table:table-cell>
          <table:table-cell office:value-type="float" office:value="83900454.530000001" table:style-name="ce14">
            <text:p><text:s/>83.900.454,53<text:s/></text:p>
          </table:table-cell>
          <table:table-cell office:value-type="float" office:value="102472464.25" table:style-name="ce14">
            <text:p><text:s/>102.472.464,25<text:s/></text:p>
          </table:table-cell>
          <table:table-cell office:value-type="float" office:value="3487980.68" table:style-name="ce14">
            <text:p><text:s/>3.487.980,68<text:s/></text:p>
          </table:table-cell>
          <table:table-cell office:value-type="float" office:value="215579432.00999999" table:style-name="ce14">
            <text:p><text:s/>215.579.432,01<text:s/></text:p>
          </table:table-cell>
          <table:table-cell office:value-type="float" office:value="35618836.859999999" table:style-name="ce14">
            <text:p><text:s/>35.618.836,86<text:s/></text:p>
          </table:table-cell>
          <table:table-cell office:value-type="float" office:value="7710140.0599999996" table:style-name="ce14">
            <text:p><text:s/>7.710.140,06<text:s/></text:p>
          </table:table-cell>
          <table:table-cell office:value-type="float" office:value="147900857.78999999" table:style-name="ce14">
            <text:p><text:s/>147.900.857,79<text:s/></text:p>
          </table:table-cell>
          <table:table-cell office:value-type="float" office:value="200202.17" table:style-name="ce14">
            <text:p><text:s/>200.202,17<text:s/></text:p>
          </table:table-cell>
          <table:table-cell office:value-type="float" office:value="4356566.32" table:style-name="ce14">
            <text:p><text:s/>4.356.566,32<text:s/></text:p>
          </table:table-cell>
          <table:table-cell office:value-type="float" office:value="10626460.720000001" table:style-name="ce14">
            <text:p><text:s/>10.626.460,72<text:s/></text:p>
          </table:table-cell>
          <table:table-cell office:value-type="float" office:value="6269371.6200000001" table:style-name="ce14">
            <text:p><text:s/>6.269.371,62<text:s/></text:p>
          </table:table-cell>
          <table:table-cell office:value-type="float" office:value="136804718.47999999" table:style-name="ce14">
            <text:p><text:s/>136.804.718,48<text:s/></text:p>
          </table:table-cell>
          <table:table-cell office:value-type="float" office:value="5709.05" table:style-name="ce14">
            <text:p><text:s/>5.709,05<text:s/></text:p>
          </table:table-cell>
          <table:table-cell office:value-type="float" office:value="506318391.31" table:style-name="ce14">
            <text:p><text:s/>506.318.391,31<text:s/></text:p>
          </table:table-cell>
          <table:table-cell office:value-type="float" office:value="287914074.67000002" table:style-name="ce14">
            <text:p><text:s/>287.914.074,67<text:s/></text:p>
          </table:table-cell>
          <table:table-cell office:value-type="float" office:value="1240478.3899999999" table:style-name="ce14">
            <text:p><text:s/>1.240.478,39<text:s/></text:p>
          </table:table-cell>
          <table:table-cell office:value-type="float" office:value="717589.57" table:style-name="ce14">
            <text:p><text:s/>717.589,57<text:s/></text:p>
          </table:table-cell>
          <table:table-cell office:value-type="float" office:value="21938.3" table:style-name="ce14">
            <text:p><text:s/>21.938,30<text:s/></text:p>
          </table:table-cell>
          <table:table-cell office:value-type="float" office:value="152812440.93000001" table:style-name="ce14">
            <text:p><text:s/>152.812.440,93<text:s/></text:p>
          </table:table-cell>
          <table:table-cell office:value-type="float" office:value="989607259.02999997" table:style-name="ce14">
            <text:p><text:s/>989.607.259,03<text:s/></text:p>
          </table:table-cell>
          <table:table-cell office:value-type="float" office:value="24518.07" table:style-name="ce14">
            <text:p><text:s/>24.518,07<text:s/></text:p>
          </table:table-cell>
          <table:table-cell office:value-type="float" office:value="2214330811.8200002" table:style-name="ce14">
            <text:p><text:s/>2.214.330.811,82<text:s/></text:p>
          </table:table-cell>
          <table:table-cell office:value-type="float" office:value="25267.09" table:style-name="ce14">
            <text:p><text:s/>25.267,09<text:s/></text:p>
          </table:table-cell>
          <table:table-cell office:value-type="float" office:value="4980620863.7900009" table:style-name="ce15">
            <text:p><text:s/>4.980.620.863,7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6">
            <text:p>-00<text:s/></text:p>
          </table:table-cell>
          <table:table-cell office:value-type="float" office:value="1585.75" table:style-name="ce16">
            <text:p><text:s/>1.585,75<text:s/></text:p>
          </table:table-cell>
          <table:table-cell office:value-type="float" office:value="-3.73" table:style-name="ce16">
            <text:p>-3,7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26.03" table:style-name="ce16">
            <text:p><text:s/>126,03<text:s/></text:p>
          </table:table-cell>
          <table:table-cell office:value-type="float" office:value="-19.2" table:style-name="ce16">
            <text:p>-19,20<text:s/></text:p>
          </table:table-cell>
          <table:table-cell office:value-type="float" office:value="-82.98" table:style-name="ce16">
            <text:p>-82,98<text:s/></text:p>
          </table:table-cell>
          <table:table-cell office:value-type="float" office:value="-174.29" table:style-name="ce16">
            <text:p>-174,29<text:s/></text:p>
          </table:table-cell>
          <table:table-cell office:value-type="float" office:value="3230.15" table:style-name="ce16">
            <text:p><text:s/>3.230,15<text:s/></text:p>
          </table:table-cell>
          <table:table-cell office:value-type="float" office:value="37.69" table:style-name="ce16">
            <text:p><text:s/>37,69<text:s/></text:p>
          </table:table-cell>
          <table:table-cell office:value-type="float" office:value="-698" table:style-name="ce16">
            <text:p>-698,00<text:s/></text:p>
          </table:table-cell>
          <table:table-cell office:value-type="float" office:value="116.94" table:style-name="ce16">
            <text:p><text:s/>116,94<text:s/></text:p>
          </table:table-cell>
          <table:table-cell office:value-type="float" office:value="4298.41" table:style-name="ce16">
            <text:p><text:s/>4.298,41<text:s/></text:p>
          </table:table-cell>
          <table:table-cell office:value-type="float" office:value="35.520000000000003" table:style-name="ce16">
            <text:p><text:s/>35,52<text:s/></text:p>
          </table:table-cell>
          <table:table-cell office:value-type="float" office:value="-938.17" table:style-name="ce16">
            <text:p>-938,17<text:s/></text:p>
          </table:table-cell>
          <table:table-cell office:value-type="float" office:value="4949.05" table:style-name="ce16">
            <text:p><text:s/>4.949,05<text:s/></text:p>
          </table:table-cell>
          <table:table-cell office:value-type="float" office:value="-4.49" table:style-name="ce16">
            <text:p>-4,49<text:s/></text:p>
          </table:table-cell>
          <table:table-cell office:value-type="float" office:value="-857.33" table:style-name="ce16">
            <text:p>-857,33<text:s/></text:p>
          </table:table-cell>
          <table:table-cell office:value-type="float" office:value="-645.55999999999995" table:style-name="ce16">
            <text:p>-645,56<text:s/></text:p>
          </table:table-cell>
          <table:table-cell office:value-type="float" office:value="50.55" table:style-name="ce16">
            <text:p><text:s/>50,55<text:s/></text:p>
          </table:table-cell>
          <table:table-cell office:value-type="float" office:value="-56.36" table:style-name="ce16">
            <text:p>-56,3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875.71" table:style-name="ce16">
            <text:p><text:s/>875,71<text:s/></text:p>
          </table:table-cell>
          <table:table-cell office:value-type="float" office:value="-2240.4299999999998" table:style-name="ce16">
            <text:p>-2.240,43<text:s/></text:p>
          </table:table-cell>
          <table:table-cell office:value-type="float" office:value="-178.23" table:style-name="ce16">
            <text:p>-178,23<text:s/></text:p>
          </table:table-cell>
          <table:table-cell office:value-type="float" office:value="373759.63" table:style-name="ce16">
            <text:p><text:s/>373.759,63<text:s/></text:p>
          </table:table-cell>
          <table:table-cell office:value-type="float" office:value="316.14" table:style-name="ce16">
            <text:p><text:s/>316,14<text:s/></text:p>
          </table:table-cell>
          <table:table-cell office:value-type="float" office:value="383482.80000000005" table:style-name="ce17">
            <text:p><text:s/>383.482,8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68092.86" table:style-name="ce16">
            <text:p><text:s/>168.092,86<text:s/></text:p>
          </table:table-cell>
          <table:table-cell office:value-type="float" office:value="8832689" table:style-name="ce16">
            <text:p><text:s/>8.832.689,00<text:s/></text:p>
          </table:table-cell>
          <table:table-cell office:value-type="float" office:value="17323091.879999999" table:style-name="ce16">
            <text:p><text:s/>17.323.091,88<text:s/></text:p>
          </table:table-cell>
          <table:table-cell office:value-type="float" office:value="664419.81000000006" table:style-name="ce16">
            <text:p><text:s/>664.419,81<text:s/></text:p>
          </table:table-cell>
          <table:table-cell office:value-type="float" office:value="149982435.61000001" table:style-name="ce16">
            <text:p><text:s/>149.982.435,61<text:s/></text:p>
          </table:table-cell>
          <table:table-cell office:value-type="float" office:value="102814103.16" table:style-name="ce16">
            <text:p><text:s/>102.814.103,16<text:s/></text:p>
          </table:table-cell>
          <table:table-cell office:value-type="float" office:value="5541756.9799999995" table:style-name="ce16">
            <text:p><text:s/>5.541.756,98<text:s/></text:p>
          </table:table-cell>
          <table:table-cell office:value-type="float" office:value="250667247.56" table:style-name="ce16">
            <text:p><text:s/>250.667.247,56<text:s/></text:p>
          </table:table-cell>
          <table:table-cell office:value-type="float" office:value="39176152.409999996" table:style-name="ce16">
            <text:p><text:s/>39.176.152,41<text:s/></text:p>
          </table:table-cell>
          <table:table-cell office:value-type="float" office:value="6570220.4199999999" table:style-name="ce16">
            <text:p><text:s/>6.570.220,42<text:s/></text:p>
          </table:table-cell>
          <table:table-cell office:value-type="float" office:value="726206623.15999997" table:style-name="ce16">
            <text:p><text:s/>726.206.623,16<text:s/></text:p>
          </table:table-cell>
          <table:table-cell office:value-type="float" office:value="9265569.7400000002" table:style-name="ce16">
            <text:p><text:s/>9.265.569,74<text:s/></text:p>
          </table:table-cell>
          <table:table-cell office:value-type="float" office:value="13968046.039999999" table:style-name="ce16">
            <text:p><text:s/>13.968.046,04<text:s/></text:p>
          </table:table-cell>
          <table:table-cell office:value-type="float" office:value="28484143.719999999" table:style-name="ce16">
            <text:p><text:s/>28.484.143,72<text:s/></text:p>
          </table:table-cell>
          <table:table-cell office:value-type="float" office:value="8866189.75" table:style-name="ce16">
            <text:p><text:s/>8.866.189,75<text:s/></text:p>
          </table:table-cell>
          <table:table-cell office:value-type="float" office:value="156969692.06999999" table:style-name="ce16">
            <text:p><text:s/>156.969.692,07<text:s/></text:p>
          </table:table-cell>
          <table:table-cell office:value-type="float" office:value="4535071.2" table:style-name="ce16">
            <text:p><text:s/>4.535.071,20<text:s/></text:p>
          </table:table-cell>
          <table:table-cell office:value-type="float" office:value="445141386.87" table:style-name="ce16">
            <text:p><text:s/>445.141.386,87<text:s/></text:p>
          </table:table-cell>
          <table:table-cell office:value-type="float" office:value="323366523.74000001" table:style-name="ce16">
            <text:p><text:s/>323.366.523,74<text:s/></text:p>
          </table:table-cell>
          <table:table-cell office:value-type="float" office:value="7297629.9500000002" table:style-name="ce16">
            <text:p><text:s/>7.297.629,95<text:s/></text:p>
          </table:table-cell>
          <table:table-cell office:value-type="float" office:value="7633187.3899999997" table:style-name="ce16">
            <text:p><text:s/>7.633.187,39<text:s/></text:p>
          </table:table-cell>
          <table:table-cell office:value-type="float" office:value="118249.13" table:style-name="ce16">
            <text:p><text:s/>118.249,13<text:s/></text:p>
          </table:table-cell>
          <table:table-cell office:value-type="float" office:value="458702058.63999999" table:style-name="ce16">
            <text:p><text:s/>458.702.058,64<text:s/></text:p>
          </table:table-cell>
          <table:table-cell office:value-type="float" office:value="749218488.92999995" table:style-name="ce16">
            <text:p><text:s/>749.218.488,93<text:s/></text:p>
          </table:table-cell>
          <table:table-cell office:value-type="float" office:value="9378772.5199999996" table:style-name="ce16">
            <text:p><text:s/>9.378.772,52<text:s/></text:p>
          </table:table-cell>
          <table:table-cell office:value-type="float" office:value="2420634897.1799998" table:style-name="ce16">
            <text:p><text:s/>2.420.634.897,18<text:s/></text:p>
          </table:table-cell>
          <table:table-cell office:value-type="float" office:value="2183685.85" table:style-name="ce16">
            <text:p><text:s/>2.183.685,85<text:s/></text:p>
          </table:table-cell>
          <table:table-cell office:value-type="float" office:value="5953710425.5699997" table:style-name="ce17">
            <text:p><text:s/>5.953.710.425,5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1850.07" table:style-name="ce16">
            <text:p><text:s/>21.850,0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16879.27" table:style-name="ce16">
            <text:p><text:s/>116.879,2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36924545.98000002" table:style-name="ce16">
            <text:p><text:s/>436.924.545,9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43.2" table:style-name="ce16">
            <text:p><text:s/>343,20<text:s/></text:p>
          </table:table-cell>
          <table:table-cell office:value-type="float" office:value="2365310.94" table:style-name="ce16">
            <text:p><text:s/>2.365.310,94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20.69" table:style-name="ce16">
            <text:p><text:s/>320,6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25052868.92" table:style-name="ce16">
            <text:p><text:s/>125.052.868,92<text:s/></text:p>
          </table:table-cell>
          <table:table-cell office:value-type="float" office:value="2033.79" table:style-name="ce16">
            <text:p><text:s/>2.033,7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451900.92" table:style-name="ce16">
            <text:p><text:s/>1.451.900,9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565936053.77999985" table:style-name="ce17">
            <text:p><text:s/>565.936.053,7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05275.63" table:style-name="ce16">
            <text:p><text:s/>105.275,63<text:s/></text:p>
          </table:table-cell>
          <table:table-cell office:value-type="float" office:value="2429997.0299999998" table:style-name="ce16">
            <text:p><text:s/>2.429.997,03<text:s/></text:p>
          </table:table-cell>
          <table:table-cell office:value-type="float" office:value="2939901.98" table:style-name="ce16">
            <text:p><text:s/>2.939.901,9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7972323.91" table:style-name="ce16">
            <text:p><text:s/>27.972.323,91<text:s/></text:p>
          </table:table-cell>
          <table:table-cell office:value-type="float" office:value="16842922.359999999" table:style-name="ce16">
            <text:p><text:s/>16.842.922,36<text:s/></text:p>
          </table:table-cell>
          <table:table-cell office:value-type="float" office:value="2387292.35" table:style-name="ce16">
            <text:p><text:s/>2.387.292,35<text:s/></text:p>
          </table:table-cell>
          <table:table-cell office:value-type="float" office:value="1363284.21" table:style-name="ce16">
            <text:p><text:s/>1.363.284,21<text:s/></text:p>
          </table:table-cell>
          <table:table-cell office:value-type="float" office:value="6626552.5599999996" table:style-name="ce16">
            <text:p><text:s/>6.626.552,56<text:s/></text:p>
          </table:table-cell>
          <table:table-cell office:value-type="float" office:value="4668013.32" table:style-name="ce16">
            <text:p><text:s/>4.668.013,32<text:s/></text:p>
          </table:table-cell>
          <table:table-cell office:value-type="float" office:value="30888801.969999999" table:style-name="ce16">
            <text:p><text:s/>30.888.801,97<text:s/></text:p>
          </table:table-cell>
          <table:table-cell office:value-type="float" office:value="72466.240000000005" table:style-name="ce16">
            <text:p><text:s/>72.466,24<text:s/></text:p>
          </table:table-cell>
          <table:table-cell office:value-type="float" office:value="7512333.9400000004" table:style-name="ce16">
            <text:p><text:s/>7.512.333,94<text:s/></text:p>
          </table:table-cell>
          <table:table-cell office:value-type="float" office:value="2336150.87" table:style-name="ce16">
            <text:p><text:s/>2.336.150,87<text:s/></text:p>
          </table:table-cell>
          <table:table-cell office:value-type="float" office:value="3506355.79" table:style-name="ce16">
            <text:p><text:s/>3.506.355,79<text:s/></text:p>
          </table:table-cell>
          <table:table-cell office:value-type="float" office:value="34676078.18" table:style-name="ce16">
            <text:p><text:s/>34.676.078,18<text:s/></text:p>
          </table:table-cell>
          <table:table-cell office:value-type="float" office:value="2566262.67" table:style-name="ce16">
            <text:p><text:s/>2.566.262,67<text:s/></text:p>
          </table:table-cell>
          <table:table-cell office:value-type="float" office:value="9528242.7599999998" table:style-name="ce16">
            <text:p><text:s/>9.528.242,76<text:s/></text:p>
          </table:table-cell>
          <table:table-cell office:value-type="float" office:value="7320019.0300000003" table:style-name="ce16">
            <text:p><text:s/>7.320.019,03<text:s/></text:p>
          </table:table-cell>
          <table:table-cell office:value-type="float" office:value="1629153.02" table:style-name="ce16">
            <text:p><text:s/>1.629.153,02<text:s/></text:p>
          </table:table-cell>
          <table:table-cell office:value-type="float" office:value="174592.7" table:style-name="ce16">
            <text:p><text:s/>174.592,70<text:s/></text:p>
          </table:table-cell>
          <table:table-cell office:value-type="float" office:value="259.37" table:style-name="ce16">
            <text:p><text:s/>259,37<text:s/></text:p>
          </table:table-cell>
          <table:table-cell office:value-type="float" office:value="15817066.6" table:style-name="ce16">
            <text:p><text:s/>15.817.066,60<text:s/></text:p>
          </table:table-cell>
          <table:table-cell office:value-type="float" office:value="11701185.029999999" table:style-name="ce16">
            <text:p><text:s/>11.701.185,03<text:s/></text:p>
          </table:table-cell>
          <table:table-cell office:value-type="float" office:value="3238296.2" table:style-name="ce16">
            <text:p><text:s/>3.238.296,20<text:s/></text:p>
          </table:table-cell>
          <table:table-cell office:value-type="float" office:value="67236147.599999994" table:style-name="ce16">
            <text:p><text:s/>67.236.147,60<text:s/></text:p>
          </table:table-cell>
          <table:table-cell office:value-type="float" office:value="509697.16" table:style-name="ce16">
            <text:p><text:s/>509.697,16<text:s/></text:p>
          </table:table-cell>
          <table:table-cell office:value-type="float" office:value="264048672.47999996" table:style-name="ce17">
            <text:p><text:s/>264.048.672,4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56217.13" table:style-name="ce16">
            <text:p><text:s/>56.217,1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1406.24" table:style-name="ce16">
            <text:p><text:s/>11.406,24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2337992.640000001" table:style-name="ce16">
            <text:p><text:s/>12.337.992,64<text:s/></text:p>
          </table:table-cell>
          <table:table-cell office:value-type="float" office:value="29809.02" table:style-name="ce16">
            <text:p><text:s/>29.809,02<text:s/></text:p>
          </table:table-cell>
          <table:table-cell office:value-type="float" office:value="5807.05" table:style-name="ce16">
            <text:p><text:s/>5.807,05<text:s/></text:p>
          </table:table-cell>
          <table:table-cell office:value-type="float" office:value="24704.53" table:style-name="ce16">
            <text:p><text:s/>24.704,53<text:s/></text:p>
          </table:table-cell>
          <table:table-cell office:value-type="float" office:value="8422.4" table:style-name="ce16">
            <text:p><text:s/>8.422,4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8411.92" table:style-name="ce16">
            <text:p><text:s/>8.411,92<text:s/></text:p>
          </table:table-cell>
          <table:table-cell office:value-type="float" office:value="40141.129999999997" table:style-name="ce16">
            <text:p><text:s/>40.141,13<text:s/></text:p>
          </table:table-cell>
          <table:table-cell office:value-type="float" office:value="8986324.3699999992" table:style-name="ce16">
            <text:p><text:s/>8.986.324,37<text:s/></text:p>
          </table:table-cell>
          <table:table-cell office:value-type="float" office:value="6210.87" table:style-name="ce16">
            <text:p><text:s/>6.210,87<text:s/></text:p>
          </table:table-cell>
          <table:table-cell office:value-type="float" office:value="53149864.130000003" table:style-name="ce16">
            <text:p><text:s/>53.149.864,13<text:s/></text:p>
          </table:table-cell>
          <table:table-cell office:value-type="float" office:value="28484096.350000001" table:style-name="ce16">
            <text:p><text:s/>28.484.096,35<text:s/></text:p>
          </table:table-cell>
          <table:table-cell office:value-type="float" office:value="56717.43" table:style-name="ce16">
            <text:p><text:s/>56.717,43<text:s/></text:p>
          </table:table-cell>
          <table:table-cell office:value-type="float" office:value="779.17" table:style-name="ce16">
            <text:p><text:s/>779,17<text:s/></text:p>
          </table:table-cell>
          <table:table-cell office:value-type="float" office:value="21766.54" table:style-name="ce16">
            <text:p><text:s/>21.766,54<text:s/></text:p>
          </table:table-cell>
          <table:table-cell office:value-type="float" office:value="23777.56" table:style-name="ce16">
            <text:p><text:s/>23.777,56<text:s/></text:p>
          </table:table-cell>
          <table:table-cell office:value-type="float" office:value="28939850.43" table:style-name="ce16">
            <text:p><text:s/>28.939.850,43<text:s/></text:p>
          </table:table-cell>
          <table:table-cell office:value-type="float" office:value="11283.79" table:style-name="ce16">
            <text:p><text:s/>11.283,79<text:s/></text:p>
          </table:table-cell>
          <table:table-cell office:value-type="float" office:value="181762012.88999999" table:style-name="ce16">
            <text:p><text:s/>181.762.012,8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13965595.59000003" table:style-name="ce17">
            <text:p><text:s/>313.965.595,5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545.96" table:style-name="ce16">
            <text:p><text:s/>3.545,96<text:s/></text:p>
          </table:table-cell>
          <table:table-cell office:value-type="float" office:value="1997.98" table:style-name="ce16">
            <text:p><text:s/>1.997,98<text:s/></text:p>
          </table:table-cell>
          <table:table-cell office:value-type="float" office:value="10996827.109999999" table:style-name="ce16">
            <text:p><text:s/>10.996.827,11<text:s/></text:p>
          </table:table-cell>
          <table:table-cell office:value-type="float" office:value="793.74" table:style-name="ce16">
            <text:p><text:s/>793,74<text:s/></text:p>
          </table:table-cell>
          <table:table-cell office:value-type="float" office:value="46552559.359999999" table:style-name="ce16">
            <text:p><text:s/>46.552.559,36<text:s/></text:p>
          </table:table-cell>
          <table:table-cell office:value-type="float" office:value="48216983.670000002" table:style-name="ce16">
            <text:p><text:s/>48.216.983,67<text:s/></text:p>
          </table:table-cell>
          <table:table-cell office:value-type="float" office:value="855703.2" table:style-name="ce16">
            <text:p><text:s/>855.703,20<text:s/></text:p>
          </table:table-cell>
          <table:table-cell office:value-type="float" office:value="163818867.19999999" table:style-name="ce16">
            <text:p><text:s/>163.818.867,20<text:s/></text:p>
          </table:table-cell>
          <table:table-cell office:value-type="float" office:value="6825783.9100000001" table:style-name="ce16">
            <text:p><text:s/>6.825.783,91<text:s/></text:p>
          </table:table-cell>
          <table:table-cell office:value-type="float" office:value="849124.61" table:style-name="ce16">
            <text:p><text:s/>849.124,61<text:s/></text:p>
          </table:table-cell>
          <table:table-cell office:value-type="float" office:value="75671372.180000007" table:style-name="ce16">
            <text:p><text:s/>75.671.372,18<text:s/></text:p>
          </table:table-cell>
          <table:table-cell office:value-type="float" office:value="250510.15" table:style-name="ce16">
            <text:p><text:s/>250.510,15<text:s/></text:p>
          </table:table-cell>
          <table:table-cell office:value-type="float" office:value="2042155" table:style-name="ce16">
            <text:p><text:s/>2.042.155,00<text:s/></text:p>
          </table:table-cell>
          <table:table-cell office:value-type="float" office:value="6217640.5800000001" table:style-name="ce16">
            <text:p><text:s/>6.217.640,58<text:s/></text:p>
          </table:table-cell>
          <table:table-cell office:value-type="float" office:value="1366775.51" table:style-name="ce16">
            <text:p><text:s/>1.366.775,51<text:s/></text:p>
          </table:table-cell>
          <table:table-cell office:value-type="float" office:value="60085089.909999996" table:style-name="ce16">
            <text:p><text:s/>60.085.089,91<text:s/></text:p>
          </table:table-cell>
          <table:table-cell office:value-type="float" office:value="134.04" table:style-name="ce16">
            <text:p><text:s/>134,04<text:s/></text:p>
          </table:table-cell>
          <table:table-cell office:value-type="float" office:value="218835937.09999999" table:style-name="ce16">
            <text:p><text:s/>218.835.937,10<text:s/></text:p>
          </table:table-cell>
          <table:table-cell office:value-type="float" office:value="154788221.52000001" table:style-name="ce16">
            <text:p><text:s/>154.788.221,52<text:s/></text:p>
          </table:table-cell>
          <table:table-cell office:value-type="float" office:value="626590.44999999995" table:style-name="ce16">
            <text:p><text:s/>626.590,45<text:s/></text:p>
          </table:table-cell>
          <table:table-cell office:value-type="float" office:value="4328.32" table:style-name="ce16">
            <text:p><text:s/>4.328,32<text:s/></text:p>
          </table:table-cell>
          <table:table-cell office:value-type="float" office:value="23585.69" table:style-name="ce16">
            <text:p><text:s/>23.585,69<text:s/></text:p>
          </table:table-cell>
          <table:table-cell office:value-type="float" office:value="141494179.88999999" table:style-name="ce16">
            <text:p><text:s/>141.494.179,89<text:s/></text:p>
          </table:table-cell>
          <table:table-cell office:value-type="float" office:value="510691151.14999998" table:style-name="ce16">
            <text:p><text:s/>510.691.151,15<text:s/></text:p>
          </table:table-cell>
          <table:table-cell office:value-type="float" office:value="775.52" table:style-name="ce16">
            <text:p><text:s/>775,52<text:s/></text:p>
          </table:table-cell>
          <table:table-cell office:value-type="float" office:value="910549411.51999998" table:style-name="ce16">
            <text:p><text:s/>910.549.411,52<text:s/></text:p>
          </table:table-cell>
          <table:table-cell office:value-type="float" office:value="849.56" table:style-name="ce16">
            <text:p><text:s/>849,56<text:s/></text:p>
          </table:table-cell>
          <table:table-cell office:value-type="float" office:value="2360770894.8299999" table:style-name="ce17">
            <text:p><text:s/>2.360.770.894,83<text:s/></text:p>
          </table:table-cell>
          <table:table-cell table:number-columns-repeated="16355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59271.270000000004" table:style-name="ce16">
            <text:p><text:s/>59.271,27<text:s/></text:p>
          </table:table-cell>
          <table:table-cell office:value-type="float" office:value="6400693.9899999993" table:style-name="ce16">
            <text:p><text:s/>6.400.693,99<text:s/></text:p>
          </table:table-cell>
          <table:table-cell office:value-type="float" office:value="3330145.66" table:style-name="ce16">
            <text:p><text:s/>3.330.145,66<text:s/></text:p>
          </table:table-cell>
          <table:table-cell office:value-type="float" office:value="663626.07000000007" table:style-name="ce16">
            <text:p><text:s/>663.626,07<text:s/></text:p>
          </table:table-cell>
          <table:table-cell office:value-type="float" office:value="75435702.269999996" table:style-name="ce16">
            <text:p><text:s/>75.435.702,27<text:s/></text:p>
          </table:table-cell>
          <table:table-cell office:value-type="float" office:value="37742790.890000001" table:style-name="ce16">
            <text:p><text:s/>37.742.790,89<text:s/></text:p>
          </table:table-cell>
          <table:table-cell office:value-type="float" office:value="2298761.4300000002" table:style-name="ce16">
            <text:p><text:s/>2.298.761,43<text:s/></text:p>
          </table:table-cell>
          <table:table-cell office:value-type="float" office:value="73147103.510000005" table:style-name="ce16">
            <text:p><text:s/>73.147.103,51<text:s/></text:p>
          </table:table-cell>
          <table:table-cell office:value-type="float" office:value="25577127.650000002" table:style-name="ce16">
            <text:p><text:s/>25.577.127,65<text:s/></text:p>
          </table:table-cell>
          <table:table-cell office:value-type="float" office:value="1047275.44" table:style-name="ce16">
            <text:p><text:s/>1.047.275,44<text:s/></text:p>
          </table:table-cell>
          <table:table-cell office:value-type="float" office:value="182697198.5" table:style-name="ce16">
            <text:p><text:s/>182.697.198,50<text:s/></text:p>
          </table:table-cell>
          <table:table-cell office:value-type="float" office:value="8934170.9500000011" table:style-name="ce16">
            <text:p><text:s/>8.934.170,95<text:s/></text:p>
          </table:table-cell>
          <table:table-cell office:value-type="float" office:value="4413557.1000000006" table:style-name="ce16">
            <text:p><text:s/>4.413.557,10<text:s/></text:p>
          </table:table-cell>
          <table:table-cell office:value-type="float" office:value="19921940.350000001" table:style-name="ce16">
            <text:p><text:s/>19.921.940,35<text:s/></text:p>
          </table:table-cell>
          <table:table-cell office:value-type="float" office:value="3952917.32" table:style-name="ce16">
            <text:p><text:s/>3.952.917,32<text:s/></text:p>
          </table:table-cell>
          <table:table-cell office:value-type="float" office:value="53222199.609999999" table:style-name="ce16">
            <text:p><text:s/>53.222.199,61<text:s/></text:p>
          </table:table-cell>
          <table:table-cell office:value-type="float" office:value="1962463.62" table:style-name="ce16">
            <text:p><text:s/>1.962.463,62<text:s/></text:p>
          </table:table-cell>
          <table:table-cell office:value-type="float" office:value="163626999.68000001" table:style-name="ce16">
            <text:p><text:s/>163.626.999,68<text:s/></text:p>
          </table:table-cell>
          <table:table-cell office:value-type="float" office:value="130408875.90000001" table:style-name="ce16">
            <text:p><text:s/>130.408.875,90<text:s/></text:p>
          </table:table-cell>
          <table:table-cell office:value-type="float" office:value="4985169.05" table:style-name="ce16">
            <text:p><text:s/>4.985.169,05<text:s/></text:p>
          </table:table-cell>
          <table:table-cell office:value-type="float" office:value="7453166.5099999998" table:style-name="ce16">
            <text:p><text:s/>7.453.166,51<text:s/></text:p>
          </table:table-cell>
          <table:table-cell office:value-type="float" office:value="72637.53" table:style-name="ce16">
            <text:p><text:s/>72.637,53<text:s/></text:p>
          </table:table-cell>
          <table:table-cell office:value-type="float" office:value="176314165.67000002" table:style-name="ce16">
            <text:p><text:s/>176.314.165,67<text:s/></text:p>
          </table:table-cell>
          <table:table-cell office:value-type="float" office:value="197884268.53" table:style-name="ce16">
            <text:p><text:s/>197.884.268,53<text:s/></text:p>
          </table:table-cell>
          <table:table-cell office:value-type="float" office:value="6128417.0099999998" table:style-name="ce16">
            <text:p><text:s/>6.128.417,01<text:s/></text:p>
          </table:table-cell>
          <table:table-cell office:value-type="float" office:value="1259635424.25" table:style-name="ce16">
            <text:p><text:s/>1.259.635.424,25<text:s/></text:p>
          </table:table-cell>
          <table:table-cell office:value-type="float" office:value="1673139.13" table:style-name="ce16">
            <text:p><text:s/>1.673.139,13<text:s/></text:p>
          </table:table-cell>
          <table:table-cell office:value-type="float" office:value="2448989208.8900003" table:style-name="ce17">
            <text:p><text:s/>2.448.989.208,8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33753447.289999999" table:style-name="ce16">
            <text:p><text:s/>33.753.447,29<text:s/></text:p>
          </table:table-cell>
          <table:table-cell office:value-type="float" office:value="130074447.11" table:style-name="ce16">
            <text:p><text:s/>130.074.447,11<text:s/></text:p>
          </table:table-cell>
          <table:table-cell office:value-type="float" office:value="611046214.42999995" table:style-name="ce16">
            <text:p><text:s/>611.046.214,43<text:s/></text:p>
          </table:table-cell>
          <table:table-cell office:value-type="float" office:value="42162717.549999997" table:style-name="ce16">
            <text:p><text:s/>42.162.717,55<text:s/></text:p>
          </table:table-cell>
          <table:table-cell office:value-type="float" office:value="859317017.60000002" table:style-name="ce16">
            <text:p><text:s/>859.317.017,60<text:s/></text:p>
          </table:table-cell>
          <table:table-cell office:value-type="float" office:value="1025310640.63" table:style-name="ce16">
            <text:p><text:s/>1.025.310.640,63<text:s/></text:p>
          </table:table-cell>
          <table:table-cell office:value-type="float" office:value="5569521783.8600006" table:style-name="ce16">
            <text:p><text:s/>5.569.521.783,86<text:s/></text:p>
          </table:table-cell>
          <table:table-cell office:value-type="float" office:value="600942672.61000001" table:style-name="ce16">
            <text:p><text:s/>600.942.672,61<text:s/></text:p>
          </table:table-cell>
          <table:table-cell office:value-type="float" office:value="923507600.78999996" table:style-name="ce16">
            <text:p><text:s/>923.507.600,79<text:s/></text:p>
          </table:table-cell>
          <table:table-cell office:value-type="float" office:value="230687664.27000001" table:style-name="ce16">
            <text:p><text:s/>230.687.664,27<text:s/></text:p>
          </table:table-cell>
          <table:table-cell office:value-type="float" office:value="6073158486.0200005" table:style-name="ce16">
            <text:p><text:s/>6.073.158.486,02<text:s/></text:p>
          </table:table-cell>
          <table:table-cell office:value-type="float" office:value="322444224.98000002" table:style-name="ce16">
            <text:p><text:s/>322.444.224,98<text:s/></text:p>
          </table:table-cell>
          <table:table-cell office:value-type="float" office:value="552781972.58000004" table:style-name="ce16">
            <text:p><text:s/>552.781.972,58<text:s/></text:p>
          </table:table-cell>
          <table:table-cell office:value-type="float" office:value="378360141.27999997" table:style-name="ce16">
            <text:p><text:s/>378.360.141,28<text:s/></text:p>
          </table:table-cell>
          <table:table-cell office:value-type="float" office:value="196057373.50999999" table:style-name="ce16">
            <text:p><text:s/>196.057.373,51<text:s/></text:p>
          </table:table-cell>
          <table:table-cell office:value-type="float" office:value="728705537.88" table:style-name="ce16">
            <text:p><text:s/>728.705.537,88<text:s/></text:p>
          </table:table-cell>
          <table:table-cell office:value-type="float" office:value="162292156.09" table:style-name="ce16">
            <text:p><text:s/>162.292.156,09<text:s/></text:p>
          </table:table-cell>
          <table:table-cell office:value-type="float" office:value="2593747756.5300002" table:style-name="ce16">
            <text:p><text:s/>2.593.747.756,53<text:s/></text:p>
          </table:table-cell>
          <table:table-cell office:value-type="float" office:value="9437561383.6900005" table:style-name="ce16">
            <text:p><text:s/>9.437.561.383,69<text:s/></text:p>
          </table:table-cell>
          <table:table-cell office:value-type="float" office:value="269664361.47000003" table:style-name="ce16">
            <text:p><text:s/>269.664.361,47<text:s/></text:p>
          </table:table-cell>
          <table:table-cell office:value-type="float" office:value="114591476.29000001" table:style-name="ce16">
            <text:p><text:s/>114.591.476,29<text:s/></text:p>
          </table:table-cell>
          <table:table-cell office:value-type="float" office:value="32138983.489999998" table:style-name="ce16">
            <text:p><text:s/>32.138.983,49<text:s/></text:p>
          </table:table-cell>
          <table:table-cell office:value-type="float" office:value="2942328743.9400001" table:style-name="ce16">
            <text:p><text:s/>2.942.328.743,94<text:s/></text:p>
          </table:table-cell>
          <table:table-cell office:value-type="float" office:value="2122349392.2" table:style-name="ce16">
            <text:p><text:s/>2.122.349.392,20<text:s/></text:p>
          </table:table-cell>
          <table:table-cell office:value-type="float" office:value="125256249.62" table:style-name="ce16">
            <text:p><text:s/>125.256.249,62<text:s/></text:p>
          </table:table-cell>
          <table:table-cell office:value-type="float" office:value="30439861827.790001" table:style-name="ce16">
            <text:p><text:s/>30.439.861.827,79<text:s/></text:p>
          </table:table-cell>
          <table:table-cell office:value-type="float" office:value="81493902.5" table:style-name="ce16">
            <text:p><text:s/>81.493.902,50<text:s/></text:p>
          </table:table-cell>
          <table:table-cell office:value-type="float" office:value="66599118176.000008" table:style-name="ce17">
            <text:p><text:s/>66.599.118.176,0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374486.9000000004" table:style-name="ce16">
            <text:p><text:s/>5.374.486,90<text:s/></text:p>
          </table:table-cell>
          <table:table-cell office:value-type="float" office:value="19307175.309999999" table:style-name="ce16">
            <text:p><text:s/>19.307.175,31<text:s/></text:p>
          </table:table-cell>
          <table:table-cell office:value-type="float" office:value="20780414.789999999" table:style-name="ce16">
            <text:p><text:s/>20.780.414,79<text:s/></text:p>
          </table:table-cell>
          <table:table-cell office:value-type="float" office:value="4994315.8099999996" table:style-name="ce16">
            <text:p><text:s/>4.994.315,81<text:s/></text:p>
          </table:table-cell>
          <table:table-cell office:value-type="float" office:value="104256729.62" table:style-name="ce16">
            <text:p><text:s/>104.256.729,62<text:s/></text:p>
          </table:table-cell>
          <table:table-cell office:value-type="float" office:value="47841199.32" table:style-name="ce16">
            <text:p><text:s/>47.841.199,32<text:s/></text:p>
          </table:table-cell>
          <table:table-cell office:value-type="float" office:value="75858959.060000002" table:style-name="ce16">
            <text:p><text:s/>75.858.959,06<text:s/></text:p>
          </table:table-cell>
          <table:table-cell office:value-type="float" office:value="40722114.390000001" table:style-name="ce16">
            <text:p><text:s/>40.722.114,39<text:s/></text:p>
          </table:table-cell>
          <table:table-cell office:value-type="float" office:value="76290810.150000006" table:style-name="ce16">
            <text:p><text:s/>76.290.810,15<text:s/></text:p>
          </table:table-cell>
          <table:table-cell office:value-type="float" office:value="52646215.880000003" table:style-name="ce16">
            <text:p><text:s/>52.646.215,88<text:s/></text:p>
          </table:table-cell>
          <table:table-cell office:value-type="float" office:value="318290936.94999999" table:style-name="ce16">
            <text:p><text:s/>318.290.936,95<text:s/></text:p>
          </table:table-cell>
          <table:table-cell office:value-type="float" office:value="46168666.520000003" table:style-name="ce16">
            <text:p><text:s/>46.168.666,52<text:s/></text:p>
          </table:table-cell>
          <table:table-cell office:value-type="float" office:value="56714066.07" table:style-name="ce16">
            <text:p><text:s/>56.714.066,07<text:s/></text:p>
          </table:table-cell>
          <table:table-cell office:value-type="float" office:value="33755515.75" table:style-name="ce16">
            <text:p><text:s/>33.755.515,75<text:s/></text:p>
          </table:table-cell>
          <table:table-cell office:value-type="float" office:value="25607136.899999999" table:style-name="ce16">
            <text:p><text:s/>25.607.136,90<text:s/></text:p>
          </table:table-cell>
          <table:table-cell office:value-type="float" office:value="65994064.020000003" table:style-name="ce16">
            <text:p><text:s/>65.994.064,02<text:s/></text:p>
          </table:table-cell>
          <table:table-cell office:value-type="float" office:value="18413920.989999998" table:style-name="ce16">
            <text:p><text:s/>18.413.920,99<text:s/></text:p>
          </table:table-cell>
          <table:table-cell office:value-type="float" office:value="195017761.34" table:style-name="ce16">
            <text:p><text:s/>195.017.761,34<text:s/></text:p>
          </table:table-cell>
          <table:table-cell office:value-type="float" office:value="436249251.48000002" table:style-name="ce16">
            <text:p><text:s/>436.249.251,48<text:s/></text:p>
          </table:table-cell>
          <table:table-cell office:value-type="float" office:value="48455347.880000003" table:style-name="ce16">
            <text:p><text:s/>48.455.347,88<text:s/></text:p>
          </table:table-cell>
          <table:table-cell office:value-type="float" office:value="12543883.220000001" table:style-name="ce16">
            <text:p><text:s/>12.543.883,22<text:s/></text:p>
          </table:table-cell>
          <table:table-cell office:value-type="float" office:value="4500420.54" table:style-name="ce16">
            <text:p><text:s/>4.500.420,54<text:s/></text:p>
          </table:table-cell>
          <table:table-cell office:value-type="float" office:value="286573206.45999998" table:style-name="ce16">
            <text:p><text:s/>286.573.206,46<text:s/></text:p>
          </table:table-cell>
          <table:table-cell office:value-type="float" office:value="121525928.89" table:style-name="ce16">
            <text:p><text:s/>121.525.928,89<text:s/></text:p>
          </table:table-cell>
          <table:table-cell office:value-type="float" office:value="18963557.32" table:style-name="ce16">
            <text:p><text:s/>18.963.557,32<text:s/></text:p>
          </table:table-cell>
          <table:table-cell office:value-type="float" office:value="1348282499.05" table:style-name="ce16">
            <text:p><text:s/>1.348.282.499,05<text:s/></text:p>
          </table:table-cell>
          <table:table-cell office:value-type="float" office:value="12553835.300000001" table:style-name="ce16">
            <text:p><text:s/>12.553.835,30<text:s/></text:p>
          </table:table-cell>
          <table:table-cell office:value-type="float" office:value="3497682419.9100003" table:style-name="ce17">
            <text:p><text:s/>3.497.682.419,9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7108062.16" table:style-name="ce16">
            <text:p><text:s/>17.108.062,16<text:s/></text:p>
          </table:table-cell>
          <table:table-cell office:value-type="float" office:value="64005055.049999997" table:style-name="ce16">
            <text:p><text:s/>64.005.055,05<text:s/></text:p>
          </table:table-cell>
          <table:table-cell office:value-type="float" office:value="274020125.62" table:style-name="ce16">
            <text:p><text:s/>274.020.125,62<text:s/></text:p>
          </table:table-cell>
          <table:table-cell office:value-type="float" office:value="30524450.559999999" table:style-name="ce16">
            <text:p><text:s/>30.524.450,56<text:s/></text:p>
          </table:table-cell>
          <table:table-cell office:value-type="float" office:value="453336202.81999999" table:style-name="ce16">
            <text:p><text:s/>453.336.202,82<text:s/></text:p>
          </table:table-cell>
          <table:table-cell office:value-type="float" office:value="685118677.60000002" table:style-name="ce16">
            <text:p><text:s/>685.118.677,60<text:s/></text:p>
          </table:table-cell>
          <table:table-cell office:value-type="float" office:value="1675331839.9200001" table:style-name="ce16">
            <text:p><text:s/>1.675.331.839,92<text:s/></text:p>
          </table:table-cell>
          <table:table-cell office:value-type="float" office:value="380555975.98000002" table:style-name="ce16">
            <text:p><text:s/>380.555.975,98<text:s/></text:p>
          </table:table-cell>
          <table:table-cell office:value-type="float" office:value="627589631.05999994" table:style-name="ce16">
            <text:p><text:s/>627.589.631,06<text:s/></text:p>
          </table:table-cell>
          <table:table-cell office:value-type="float" office:value="113853923.34999999" table:style-name="ce16">
            <text:p><text:s/>113.853.923,35<text:s/></text:p>
          </table:table-cell>
          <table:table-cell office:value-type="float" office:value="4627905643.1499996" table:style-name="ce16">
            <text:p><text:s/>4.627.905.643,15<text:s/></text:p>
          </table:table-cell>
          <table:table-cell office:value-type="float" office:value="187022567.69999999" table:style-name="ce16">
            <text:p><text:s/>187.022.567,70<text:s/></text:p>
          </table:table-cell>
          <table:table-cell office:value-type="float" office:value="366536174.38" table:style-name="ce16">
            <text:p><text:s/>366.536.174,38<text:s/></text:p>
          </table:table-cell>
          <table:table-cell office:value-type="float" office:value="223973037.37" table:style-name="ce16">
            <text:p><text:s/>223.973.037,37<text:s/></text:p>
          </table:table-cell>
          <table:table-cell office:value-type="float" office:value="93835324.989999995" table:style-name="ce16">
            <text:p><text:s/>93.835.324,99<text:s/></text:p>
          </table:table-cell>
          <table:table-cell office:value-type="float" office:value="392545056.35000002" table:style-name="ce16">
            <text:p><text:s/>392.545.056,35<text:s/></text:p>
          </table:table-cell>
          <table:table-cell office:value-type="float" office:value="97939974.290000007" table:style-name="ce16">
            <text:p><text:s/>97.939.974,29<text:s/></text:p>
          </table:table-cell>
          <table:table-cell office:value-type="float" office:value="1557548960.55" table:style-name="ce16">
            <text:p><text:s/>1.557.548.960,55<text:s/></text:p>
          </table:table-cell>
          <table:table-cell office:value-type="float" office:value="5865410600.5200005" table:style-name="ce16">
            <text:p><text:s/>5.865.410.600,52<text:s/></text:p>
          </table:table-cell>
          <table:table-cell office:value-type="float" office:value="144889583.52000001" table:style-name="ce16">
            <text:p><text:s/>144.889.583,52<text:s/></text:p>
          </table:table-cell>
          <table:table-cell office:value-type="float" office:value="67987168.310000002" table:style-name="ce16">
            <text:p><text:s/>67.987.168,31<text:s/></text:p>
          </table:table-cell>
          <table:table-cell office:value-type="float" office:value="18302713.390000001" table:style-name="ce16">
            <text:p><text:s/>18.302.713,39<text:s/></text:p>
          </table:table-cell>
          <table:table-cell office:value-type="float" office:value="1709625281.27" table:style-name="ce16">
            <text:p><text:s/>1.709.625.281,27<text:s/></text:p>
          </table:table-cell>
          <table:table-cell office:value-type="float" office:value="1472366616.71" table:style-name="ce16">
            <text:p><text:s/>1.472.366.616,71<text:s/></text:p>
          </table:table-cell>
          <table:table-cell office:value-type="float" office:value="61295765.369999997" table:style-name="ce16">
            <text:p><text:s/>61.295.765,37<text:s/></text:p>
          </table:table-cell>
          <table:table-cell office:value-type="float" office:value="16587980005.959999" table:style-name="ce16">
            <text:p><text:s/>16.587.980.005,96<text:s/></text:p>
          </table:table-cell>
          <table:table-cell office:value-type="float" office:value="42869936.520000003" table:style-name="ce16">
            <text:p><text:s/>42.869.936,52<text:s/></text:p>
          </table:table-cell>
          <table:table-cell office:value-type="float" office:value="37839478354.469994" table:style-name="ce17">
            <text:p><text:s/>37.839.478.354,47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6">
            <text:p>-00<text:s/></text:p>
          </table:table-cell>
          <table:table-cell office:value-type="float" office:value="10140.799999999999" table:style-name="ce16">
            <text:p><text:s/>10.140,80<text:s/></text:p>
          </table:table-cell>
          <table:table-cell office:value-type="float" office:value="5726450.21" table:style-name="ce16">
            <text:p><text:s/>5.726.450,2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722364.03" table:style-name="ce16">
            <text:p><text:s/>2.722.364,03<text:s/></text:p>
          </table:table-cell>
          <table:table-cell office:value-type="float" office:value="197686915.38" table:style-name="ce16">
            <text:p><text:s/>197.686.915,38<text:s/></text:p>
          </table:table-cell>
          <table:table-cell office:value-type="float" office:value="449571026.69999999" table:style-name="ce16">
            <text:p><text:s/>449.571.026,70<text:s/></text:p>
          </table:table-cell>
          <table:table-cell office:value-type="float" office:value="4901524.6900000004" table:style-name="ce16">
            <text:p><text:s/>4.901.524,69<text:s/></text:p>
          </table:table-cell>
          <table:table-cell office:value-type="float" office:value="710434.06" table:style-name="ce16">
            <text:p><text:s/>710.434,06<text:s/></text:p>
          </table:table-cell>
          <table:table-cell office:value-type="float" office:value="5752.01" table:style-name="ce16">
            <text:p><text:s/>5.752,01<text:s/></text:p>
          </table:table-cell>
          <table:table-cell office:value-type="float" office:value="66014056.549999997" table:style-name="ce16">
            <text:p><text:s/>66.014.056,55<text:s/></text:p>
          </table:table-cell>
          <table:table-cell office:value-type="float" office:value="587158.84" table:style-name="ce16">
            <text:p><text:s/>587.158,84<text:s/></text:p>
          </table:table-cell>
          <table:table-cell office:value-type="float" office:value="2112365.34" table:style-name="ce16">
            <text:p><text:s/>2.112.365,34<text:s/></text:p>
          </table:table-cell>
          <table:table-cell office:value-type="float" office:value="15551980.17" table:style-name="ce16">
            <text:p><text:s/>15.551.980,17<text:s/></text:p>
          </table:table-cell>
          <table:table-cell office:value-type="float" office:value="14077.57" table:style-name="ce16">
            <text:p><text:s/>14.077,57<text:s/></text:p>
          </table:table-cell>
          <table:table-cell office:value-type="float" office:value="486330.2" table:style-name="ce16">
            <text:p><text:s/>486.330,20<text:s/></text:p>
          </table:table-cell>
          <table:table-cell office:value-type="float" office:value="24536.41" table:style-name="ce16">
            <text:p><text:s/>24.536,41<text:s/></text:p>
          </table:table-cell>
          <table:table-cell office:value-type="float" office:value="68157328.109999999" table:style-name="ce16">
            <text:p><text:s/>68.157.328,11<text:s/></text:p>
          </table:table-cell>
          <table:table-cell office:value-type="float" office:value="1961676954.6500001" table:style-name="ce16">
            <text:p><text:s/>1.961.676.954,65<text:s/></text:p>
          </table:table-cell>
          <table:table-cell office:value-type="float" office:value="67411.460000000006" table:style-name="ce16">
            <text:p><text:s/>67.411,46<text:s/></text:p>
          </table:table-cell>
          <table:table-cell office:value-type="float" office:value="4262702.92" table:style-name="ce16">
            <text:p><text:s/>4.262.702,92<text:s/></text:p>
          </table:table-cell>
          <table:table-cell office:value-type="float" office:value="22974.28" table:style-name="ce16">
            <text:p><text:s/>22.974,28<text:s/></text:p>
          </table:table-cell>
          <table:table-cell office:value-type="float" office:value="132122441.54000001" table:style-name="ce16">
            <text:p><text:s/>132.122.441,54<text:s/></text:p>
          </table:table-cell>
          <table:table-cell office:value-type="float" office:value="6132982.96" table:style-name="ce16">
            <text:p><text:s/>6.132.982,96<text:s/></text:p>
          </table:table-cell>
          <table:table-cell office:value-type="float" office:value="7778912.1699999999" table:style-name="ce16">
            <text:p><text:s/>7.778.912,17<text:s/></text:p>
          </table:table-cell>
          <table:table-cell office:value-type="float" office:value="2837593862.4099998" table:style-name="ce16">
            <text:p><text:s/>2.837.593.862,41<text:s/></text:p>
          </table:table-cell>
          <table:table-cell office:value-type="float" office:value="29548.89" table:style-name="ce16">
            <text:p><text:s/>29.548,89<text:s/></text:p>
          </table:table-cell>
          <table:table-cell office:value-type="float" office:value="5763970232.3500013" table:style-name="ce17">
            <text:p><text:s/>5.763.970.232,3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7108062.16" table:style-name="ce16">
            <text:p><text:s/>17.108.062,16<text:s/></text:p>
          </table:table-cell>
          <table:table-cell office:value-type="float" office:value="63994914.25" table:style-name="ce16">
            <text:p><text:s/>63.994.914,25<text:s/></text:p>
          </table:table-cell>
          <table:table-cell office:value-type="float" office:value="268293675.41" table:style-name="ce16">
            <text:p><text:s/>268.293.675,41<text:s/></text:p>
          </table:table-cell>
          <table:table-cell office:value-type="float" office:value="30524450.560000002" table:style-name="ce16">
            <text:p><text:s/>30.524.450,56<text:s/></text:p>
          </table:table-cell>
          <table:table-cell office:value-type="float" office:value="450613838.79000002" table:style-name="ce16">
            <text:p><text:s/>450.613.838,79<text:s/></text:p>
          </table:table-cell>
          <table:table-cell office:value-type="float" office:value="487431762.22000003" table:style-name="ce16">
            <text:p><text:s/>487.431.762,22<text:s/></text:p>
          </table:table-cell>
          <table:table-cell office:value-type="float" office:value="1225760813.22" table:style-name="ce16">
            <text:p><text:s/>1.225.760.813,22<text:s/></text:p>
          </table:table-cell>
          <table:table-cell office:value-type="float" office:value="375654451.29000002" table:style-name="ce16">
            <text:p><text:s/>375.654.451,29<text:s/></text:p>
          </table:table-cell>
          <table:table-cell office:value-type="float" office:value="626879197" table:style-name="ce16">
            <text:p><text:s/>626.879.197,00<text:s/></text:p>
          </table:table-cell>
          <table:table-cell office:value-type="float" office:value="113848171.33999999" table:style-name="ce16">
            <text:p><text:s/>113.848.171,34<text:s/></text:p>
          </table:table-cell>
          <table:table-cell office:value-type="float" office:value="4561891586.6000004" table:style-name="ce16">
            <text:p><text:s/>4.561.891.586,60<text:s/></text:p>
          </table:table-cell>
          <table:table-cell office:value-type="float" office:value="186435408.86000001" table:style-name="ce16">
            <text:p><text:s/>186.435.408,86<text:s/></text:p>
          </table:table-cell>
          <table:table-cell office:value-type="float" office:value="364423809.04000002" table:style-name="ce16">
            <text:p><text:s/>364.423.809,04<text:s/></text:p>
          </table:table-cell>
          <table:table-cell office:value-type="float" office:value="208421057.19999999" table:style-name="ce16">
            <text:p><text:s/>208.421.057,20<text:s/></text:p>
          </table:table-cell>
          <table:table-cell office:value-type="float" office:value="93821247.420000002" table:style-name="ce16">
            <text:p><text:s/>93.821.247,42<text:s/></text:p>
          </table:table-cell>
          <table:table-cell office:value-type="float" office:value="392058726.14999992" table:style-name="ce16">
            <text:p><text:s/>392.058.726,15<text:s/></text:p>
          </table:table-cell>
          <table:table-cell office:value-type="float" office:value="97915437.88000001" table:style-name="ce16">
            <text:p><text:s/>97.915.437,88<text:s/></text:p>
          </table:table-cell>
          <table:table-cell office:value-type="float" office:value="1489391632.4400001" table:style-name="ce16">
            <text:p><text:s/>1.489.391.632,44<text:s/></text:p>
          </table:table-cell>
          <table:table-cell office:value-type="float" office:value="3903733645.8699999" table:style-name="ce16">
            <text:p><text:s/>3.903.733.645,87<text:s/></text:p>
          </table:table-cell>
          <table:table-cell office:value-type="float" office:value="144822172.06" table:style-name="ce16">
            <text:p><text:s/>144.822.172,06<text:s/></text:p>
          </table:table-cell>
          <table:table-cell office:value-type="float" office:value="63724465.390000001" table:style-name="ce16">
            <text:p><text:s/>63.724.465,39<text:s/></text:p>
          </table:table-cell>
          <table:table-cell office:value-type="float" office:value="18279739.109999999" table:style-name="ce16">
            <text:p><text:s/>18.279.739,11<text:s/></text:p>
          </table:table-cell>
          <table:table-cell office:value-type="float" office:value="1577502839.7299998" table:style-name="ce16">
            <text:p><text:s/>1.577.502.839,73<text:s/></text:p>
          </table:table-cell>
          <table:table-cell office:value-type="float" office:value="1466233633.75" table:style-name="ce16">
            <text:p><text:s/>1.466.233.633,75<text:s/></text:p>
          </table:table-cell>
          <table:table-cell office:value-type="float" office:value="53516853.200000003" table:style-name="ce16">
            <text:p><text:s/>53.516.853,20<text:s/></text:p>
          </table:table-cell>
          <table:table-cell office:value-type="float" office:value="13750386143.550001" table:style-name="ce16">
            <text:p><text:s/>13.750.386.143,55<text:s/></text:p>
          </table:table-cell>
          <table:table-cell office:value-type="float" office:value="42840387.630000003" table:style-name="ce16">
            <text:p><text:s/>42.840.387,63<text:s/></text:p>
          </table:table-cell>
          <table:table-cell office:value-type="float" office:value="32075508122.119999" table:style-name="ce17">
            <text:p><text:s/>32.075.508.122,1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1270898.23" table:style-name="ce16">
            <text:p><text:s/>11.270.898,23<text:s/></text:p>
          </table:table-cell>
          <table:table-cell office:value-type="float" office:value="46762216.75" table:style-name="ce16">
            <text:p><text:s/>46.762.216,75<text:s/></text:p>
          </table:table-cell>
          <table:table-cell office:value-type="float" office:value="316245674.01999998" table:style-name="ce16">
            <text:p><text:s/>316.245.674,02<text:s/></text:p>
          </table:table-cell>
          <table:table-cell office:value-type="float" office:value="6643951.1799999997" table:style-name="ce16">
            <text:p><text:s/>6.643.951,18<text:s/></text:p>
          </table:table-cell>
          <table:table-cell office:value-type="float" office:value="301724085.16000003" table:style-name="ce16">
            <text:p><text:s/>301.724.085,16<text:s/></text:p>
          </table:table-cell>
          <table:table-cell office:value-type="float" office:value="292350763.70999998" table:style-name="ce16">
            <text:p><text:s/>292.350.763,71<text:s/></text:p>
          </table:table-cell>
          <table:table-cell office:value-type="float" office:value="3818330984.8800001" table:style-name="ce16">
            <text:p><text:s/>3.818.330.984,88<text:s/></text:p>
          </table:table-cell>
          <table:table-cell office:value-type="float" office:value="179664582.24000001" table:style-name="ce16">
            <text:p><text:s/>179.664.582,24<text:s/></text:p>
          </table:table-cell>
          <table:table-cell office:value-type="float" office:value="219627159.58000001" table:style-name="ce16">
            <text:p><text:s/>219.627.159,58<text:s/></text:p>
          </table:table-cell>
          <table:table-cell office:value-type="float" office:value="64187525.039999999" table:style-name="ce16">
            <text:p><text:s/>64.187.525,04<text:s/></text:p>
          </table:table-cell>
          <table:table-cell office:value-type="float" office:value="1126961905.9200001" table:style-name="ce16">
            <text:p><text:s/>1.126.961.905,92<text:s/></text:p>
          </table:table-cell>
          <table:table-cell office:value-type="float" office:value="89252990.760000005" table:style-name="ce16">
            <text:p><text:s/>89.252.990,76<text:s/></text:p>
          </table:table-cell>
          <table:table-cell office:value-type="float" office:value="129531732.13" table:style-name="ce16">
            <text:p><text:s/>129.531.732,13<text:s/></text:p>
          </table:table-cell>
          <table:table-cell office:value-type="float" office:value="120631588.16" table:style-name="ce16">
            <text:p><text:s/>120.631.588,16<text:s/></text:p>
          </table:table-cell>
          <table:table-cell office:value-type="float" office:value="76614911.620000005" table:style-name="ce16">
            <text:p><text:s/>76.614.911,62<text:s/></text:p>
          </table:table-cell>
          <table:table-cell office:value-type="float" office:value="270166417.50999999" table:style-name="ce16">
            <text:p><text:s/>270.166.417,51<text:s/></text:p>
          </table:table-cell>
          <table:table-cell office:value-type="float" office:value="45938260.810000002" table:style-name="ce16">
            <text:p><text:s/>45.938.260,81<text:s/></text:p>
          </table:table-cell>
          <table:table-cell office:value-type="float" office:value="841181034.63999999" table:style-name="ce16">
            <text:p><text:s/>841.181.034,64<text:s/></text:p>
          </table:table-cell>
          <table:table-cell office:value-type="float" office:value="3135901531.6900001" table:style-name="ce16">
            <text:p><text:s/>3.135.901.531,69<text:s/></text:p>
          </table:table-cell>
          <table:table-cell office:value-type="float" office:value="76319430.069999993" table:style-name="ce16">
            <text:p><text:s/>76.319.430,07<text:s/></text:p>
          </table:table-cell>
          <table:table-cell office:value-type="float" office:value="34060424.759999998" table:style-name="ce16">
            <text:p><text:s/>34.060.424,76<text:s/></text:p>
          </table:table-cell>
          <table:table-cell office:value-type="float" office:value="9335849.5600000005" table:style-name="ce16">
            <text:p><text:s/>9.335.849,56<text:s/></text:p>
          </table:table-cell>
          <table:table-cell office:value-type="float" office:value="946130256.21000004" table:style-name="ce16">
            <text:p><text:s/>946.130.256,21<text:s/></text:p>
          </table:table-cell>
          <table:table-cell office:value-type="float" office:value="528456846.60000002" table:style-name="ce16">
            <text:p><text:s/>528.456.846,60<text:s/></text:p>
          </table:table-cell>
          <table:table-cell office:value-type="float" office:value="44996926.93" table:style-name="ce16">
            <text:p><text:s/>44.996.926,93<text:s/></text:p>
          </table:table-cell>
          <table:table-cell office:value-type="float" office:value="12503599322.780001" table:style-name="ce16">
            <text:p><text:s/>12.503.599.322,78<text:s/></text:p>
          </table:table-cell>
          <table:table-cell office:value-type="float" office:value="26070130.68" table:style-name="ce16">
            <text:p><text:s/>26.070.130,68<text:s/></text:p>
          </table:table-cell>
          <table:table-cell office:value-type="float" office:value="25261957401.620003" table:style-name="ce17">
            <text:p><text:s/>25.261.957.401,62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9935088.6300000008" table:style-name="ce16">
            <text:p><text:s/>9.935.088,63<text:s/></text:p>
          </table:table-cell>
          <table:table-cell office:value-type="float" office:value="38986543.32" table:style-name="ce16">
            <text:p><text:s/>38.986.543,32<text:s/></text:p>
          </table:table-cell>
          <table:table-cell office:value-type="float" office:value="113592534.53" table:style-name="ce16">
            <text:p><text:s/>113.592.534,53<text:s/></text:p>
          </table:table-cell>
          <table:table-cell office:value-type="float" office:value="6366269.1399999997" table:style-name="ce16">
            <text:p><text:s/>6.366.269,14<text:s/></text:p>
          </table:table-cell>
          <table:table-cell office:value-type="float" office:value="203536901.09999999" table:style-name="ce16">
            <text:p><text:s/>203.536.901,10<text:s/></text:p>
          </table:table-cell>
          <table:table-cell office:value-type="float" office:value="222336822.09" table:style-name="ce16">
            <text:p><text:s/>222.336.822,09<text:s/></text:p>
          </table:table-cell>
          <table:table-cell office:value-type="float" office:value="3219108040.25" table:style-name="ce16">
            <text:p><text:s/>3.219.108.040,25<text:s/></text:p>
          </table:table-cell>
          <table:table-cell office:value-type="float" office:value="132325753.48" table:style-name="ce16">
            <text:p><text:s/>132.325.753,48<text:s/></text:p>
          </table:table-cell>
          <table:table-cell office:value-type="float" office:value="174691269.44999999" table:style-name="ce16">
            <text:p><text:s/>174.691.269,45<text:s/></text:p>
          </table:table-cell>
          <table:table-cell office:value-type="float" office:value="52409922.299999997" table:style-name="ce16">
            <text:p><text:s/>52.409.922,30<text:s/></text:p>
          </table:table-cell>
          <table:table-cell office:value-type="float" office:value="780851209.86000001" table:style-name="ce16">
            <text:p><text:s/>780.851.209,86<text:s/></text:p>
          </table:table-cell>
          <table:table-cell office:value-type="float" office:value="71346540.340000004" table:style-name="ce16">
            <text:p><text:s/>71.346.540,34<text:s/></text:p>
          </table:table-cell>
          <table:table-cell office:value-type="float" office:value="110167168.08" table:style-name="ce16">
            <text:p><text:s/>110.167.168,08<text:s/></text:p>
          </table:table-cell>
          <table:table-cell office:value-type="float" office:value="105473439.20999999" table:style-name="ce16">
            <text:p><text:s/>105.473.439,21<text:s/></text:p>
          </table:table-cell>
          <table:table-cell office:value-type="float" office:value="68707252.299999997" table:style-name="ce16">
            <text:p><text:s/>68.707.252,30<text:s/></text:p>
          </table:table-cell>
          <table:table-cell office:value-type="float" office:value="211636608.40000001" table:style-name="ce16">
            <text:p><text:s/>211.636.608,40<text:s/></text:p>
          </table:table-cell>
          <table:table-cell office:value-type="float" office:value="34549382.93" table:style-name="ce16">
            <text:p><text:s/>34.549.382,93<text:s/></text:p>
          </table:table-cell>
          <table:table-cell office:value-type="float" office:value="546813810.59000003" table:style-name="ce16">
            <text:p><text:s/>546.813.810,59<text:s/></text:p>
          </table:table-cell>
          <table:table-cell office:value-type="float" office:value="1815200775.4400001" table:style-name="ce16">
            <text:p><text:s/>1.815.200.775,44<text:s/></text:p>
          </table:table-cell>
          <table:table-cell office:value-type="float" office:value="58868787.969999999" table:style-name="ce16">
            <text:p><text:s/>58.868.787,97<text:s/></text:p>
          </table:table-cell>
          <table:table-cell office:value-type="float" office:value="29812805.940000001" table:style-name="ce16">
            <text:p><text:s/>29.812.805,94<text:s/></text:p>
          </table:table-cell>
          <table:table-cell office:value-type="float" office:value="8443310.7799999993" table:style-name="ce16">
            <text:p><text:s/>8.443.310,78<text:s/></text:p>
          </table:table-cell>
          <table:table-cell office:value-type="float" office:value="690397305.97000003" table:style-name="ce16">
            <text:p><text:s/>690.397.305,97<text:s/></text:p>
          </table:table-cell>
          <table:table-cell office:value-type="float" office:value="369884878.73000002" table:style-name="ce16">
            <text:p><text:s/>369.884.878,73<text:s/></text:p>
          </table:table-cell>
          <table:table-cell office:value-type="float" office:value="35308963.68" table:style-name="ce16">
            <text:p><text:s/>35.308.963,68<text:s/></text:p>
          </table:table-cell>
          <table:table-cell office:value-type="float" office:value="5805238471.6099997" table:style-name="ce16">
            <text:p><text:s/>5.805.238.471,61<text:s/></text:p>
          </table:table-cell>
          <table:table-cell office:value-type="float" office:value="19825369.260000002" table:style-name="ce16">
            <text:p><text:s/>19.825.369,26<text:s/></text:p>
          </table:table-cell>
          <table:table-cell office:value-type="float" office:value="14935815225.379999" table:style-name="ce17">
            <text:p><text:s/>14.935.815.225,38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478308.52" table:style-name="ce16">
            <text:p><text:s/>478.308,52<text:s/></text:p>
          </table:table-cell>
          <table:table-cell office:value-type="float" office:value="2853003.64" table:style-name="ce16">
            <text:p><text:s/>2.853.003,64<text:s/></text:p>
          </table:table-cell>
          <table:table-cell office:value-type="float" office:value="48580623.75" table:style-name="ce16">
            <text:p><text:s/>48.580.623,75<text:s/></text:p>
          </table:table-cell>
          <table:table-cell office:value-type="float" office:value="79478.28" table:style-name="ce16">
            <text:p><text:s/>79.478,28<text:s/></text:p>
          </table:table-cell>
          <table:table-cell office:value-type="float" office:value="64412775.780000001" table:style-name="ce16">
            <text:p><text:s/>64.412.775,78<text:s/></text:p>
          </table:table-cell>
          <table:table-cell office:value-type="float" office:value="44387671.600000001" table:style-name="ce16">
            <text:p><text:s/>44.387.671,60<text:s/></text:p>
          </table:table-cell>
          <table:table-cell office:value-type="float" office:value="271191278.86999995" table:style-name="ce16">
            <text:p><text:s/>271.191.278,87<text:s/></text:p>
          </table:table-cell>
          <table:table-cell office:value-type="float" office:value="17854329.280000001" table:style-name="ce16">
            <text:p><text:s/>17.854.329,28<text:s/></text:p>
          </table:table-cell>
          <table:table-cell office:value-type="float" office:value="21817201.030000001" table:style-name="ce16">
            <text:p><text:s/>21.817.201,03<text:s/></text:p>
          </table:table-cell>
          <table:table-cell office:value-type="float" office:value="8280993.8600000003" table:style-name="ce16">
            <text:p><text:s/>8.280.993,86<text:s/></text:p>
          </table:table-cell>
          <table:table-cell office:value-type="float" office:value="207800521.68000001" table:style-name="ce16">
            <text:p><text:s/>207.800.521,68<text:s/></text:p>
          </table:table-cell>
          <table:table-cell office:value-type="float" office:value="13215807.98" table:style-name="ce16">
            <text:p><text:s/>13.215.807,98<text:s/></text:p>
          </table:table-cell>
          <table:table-cell office:value-type="float" office:value="10778682.550000001" table:style-name="ce16">
            <text:p><text:s/>10.778.682,55<text:s/></text:p>
          </table:table-cell>
          <table:table-cell office:value-type="float" office:value="4261585.05" table:style-name="ce16">
            <text:p><text:s/>4.261.585,05<text:s/></text:p>
          </table:table-cell>
          <table:table-cell office:value-type="float" office:value="4350509.2" table:style-name="ce16">
            <text:p><text:s/>4.350.509,20<text:s/></text:p>
          </table:table-cell>
          <table:table-cell office:value-type="float" office:value="38235132.189999998" table:style-name="ce16">
            <text:p><text:s/>38.235.132,19<text:s/></text:p>
          </table:table-cell>
          <table:table-cell office:value-type="float" office:value="6736385.4400000004" table:style-name="ce16">
            <text:p><text:s/>6.736.385,44<text:s/></text:p>
          </table:table-cell>
          <table:table-cell office:value-type="float" office:value="177968582.06" table:style-name="ce16">
            <text:p><text:s/>177.968.582,06<text:s/></text:p>
          </table:table-cell>
          <table:table-cell office:value-type="float" office:value="781323751.88" table:style-name="ce16">
            <text:p><text:s/>781.323.751,88<text:s/></text:p>
          </table:table-cell>
          <table:table-cell office:value-type="float" office:value="11522150.77" table:style-name="ce16">
            <text:p><text:s/>11.522.150,77<text:s/></text:p>
          </table:table-cell>
          <table:table-cell office:value-type="float" office:value="2700152.14" table:style-name="ce16">
            <text:p><text:s/>2.700.152,14<text:s/></text:p>
          </table:table-cell>
          <table:table-cell office:value-type="float" office:value="286109.61" table:style-name="ce16">
            <text:p><text:s/>286.109,61<text:s/></text:p>
          </table:table-cell>
          <table:table-cell office:value-type="float" office:value="158888975.06999999" table:style-name="ce16">
            <text:p><text:s/>158.888.975,07<text:s/></text:p>
          </table:table-cell>
          <table:table-cell office:value-type="float" office:value="110009389.43000001" table:style-name="ce16">
            <text:p><text:s/>110.009.389,43<text:s/></text:p>
          </table:table-cell>
          <table:table-cell office:value-type="float" office:value="4920862.63" table:style-name="ce16">
            <text:p><text:s/>4.920.862,63<text:s/></text:p>
          </table:table-cell>
          <table:table-cell office:value-type="float" office:value="2358682586.0500002" table:style-name="ce16">
            <text:p><text:s/>2.358.682.586,05<text:s/></text:p>
          </table:table-cell>
          <table:table-cell office:value-type="float" office:value="4888584.55" table:style-name="ce16">
            <text:p><text:s/>4.888.584,55<text:s/></text:p>
          </table:table-cell>
          <table:table-cell office:value-type="float" office:value="4376505432.8900003" table:style-name="ce17">
            <text:p><text:s/>4.376.505.432,8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13288.68" table:style-name="ce16">
            <text:p><text:s/>113.288,68<text:s/></text:p>
          </table:table-cell>
          <table:table-cell office:value-type="float" office:value="2548646.56" table:style-name="ce16">
            <text:p><text:s/>2.548.646,56<text:s/></text:p>
          </table:table-cell>
          <table:table-cell office:value-type="float" office:value="147533080.16999999" table:style-name="ce16">
            <text:p><text:s/>147.533.080,17<text:s/></text:p>
          </table:table-cell>
          <table:table-cell office:value-type="float" office:value="23700.73" table:style-name="ce16">
            <text:p><text:s/>23.700,73<text:s/></text:p>
          </table:table-cell>
          <table:table-cell office:value-type="float" office:value="15942140.060000001" table:style-name="ce16">
            <text:p><text:s/>15.942.140,06<text:s/></text:p>
          </table:table-cell>
          <table:table-cell office:value-type="float" office:value="12028884.15" table:style-name="ce16">
            <text:p><text:s/>12.028.884,15<text:s/></text:p>
          </table:table-cell>
          <table:table-cell office:value-type="float" office:value="68091655.609999999" table:style-name="ce16">
            <text:p><text:s/>68.091.655,61<text:s/></text:p>
          </table:table-cell>
          <table:table-cell office:value-type="float" office:value="20649192.359999999" table:style-name="ce16">
            <text:p><text:s/>20.649.192,36<text:s/></text:p>
          </table:table-cell>
          <table:table-cell office:value-type="float" office:value="13768559.82" table:style-name="ce16">
            <text:p><text:s/>13.768.559,82<text:s/></text:p>
          </table:table-cell>
          <table:table-cell office:value-type="float" office:value="135431.22" table:style-name="ce16">
            <text:p><text:s/>135.431,22<text:s/></text:p>
          </table:table-cell>
          <table:table-cell office:value-type="float" office:value="80655389.829999998" table:style-name="ce16">
            <text:p><text:s/>80.655.389,83<text:s/></text:p>
          </table:table-cell>
          <table:table-cell office:value-type="float" office:value="607153.77" table:style-name="ce16">
            <text:p><text:s/>607.153,77<text:s/></text:p>
          </table:table-cell>
          <table:table-cell office:value-type="float" office:value="1916156.44" table:style-name="ce16">
            <text:p><text:s/>1.916.156,44<text:s/></text:p>
          </table:table-cell>
          <table:table-cell office:value-type="float" office:value="5598627.3700000001" table:style-name="ce16">
            <text:p><text:s/>5.598.627,37<text:s/></text:p>
          </table:table-cell>
          <table:table-cell office:value-type="float" office:value="764909.49" table:style-name="ce16">
            <text:p><text:s/>764.909,49<text:s/></text:p>
          </table:table-cell>
          <table:table-cell office:value-type="float" office:value="10176503.130000001" table:style-name="ce16">
            <text:p><text:s/>10.176.503,13<text:s/></text:p>
          </table:table-cell>
          <table:table-cell office:value-type="float" office:value="1648281" table:style-name="ce16">
            <text:p><text:s/>1.648.281,00<text:s/></text:p>
          </table:table-cell>
          <table:table-cell office:value-type="float" office:value="74793962.709999993" table:style-name="ce16">
            <text:p><text:s/>74.793.962,71<text:s/></text:p>
          </table:table-cell>
          <table:table-cell office:value-type="float" office:value="413748261.81" table:style-name="ce16">
            <text:p><text:s/>413.748.261,81<text:s/></text:p>
          </table:table-cell>
          <table:table-cell office:value-type="float" office:value="3449444.12" table:style-name="ce16">
            <text:p><text:s/>3.449.444,12<text:s/></text:p>
          </table:table-cell>
          <table:table-cell office:value-type="float" office:value="109120.82" table:style-name="ce16">
            <text:p><text:s/>109.120,82<text:s/></text:p>
          </table:table-cell>
          <table:table-cell office:value-type="float" office:value="35314.67" table:style-name="ce16">
            <text:p><text:s/>35.314,67<text:s/></text:p>
          </table:table-cell>
          <table:table-cell office:value-type="float" office:value="52869341.859999999" table:style-name="ce16">
            <text:p><text:s/>52.869.341,86<text:s/></text:p>
          </table:table-cell>
          <table:table-cell office:value-type="float" office:value="24264201.690000001" table:style-name="ce16">
            <text:p><text:s/>24.264.201,69<text:s/></text:p>
          </table:table-cell>
          <table:table-cell office:value-type="float" office:value="2303972.06" table:style-name="ce16">
            <text:p><text:s/>2.303.972,06<text:s/></text:p>
          </table:table-cell>
          <table:table-cell office:value-type="float" office:value="3741085872.6300001" table:style-name="ce16">
            <text:p><text:s/>3.741.085.872,63<text:s/></text:p>
          </table:table-cell>
          <table:table-cell office:value-type="float" office:value="154651.5" table:style-name="ce16">
            <text:p><text:s/>154.651,50<text:s/></text:p>
          </table:table-cell>
          <table:table-cell office:value-type="float" office:value="4695015744.2600002" table:style-name="ce17">
            <text:p><text:s/>4.695.015.744,2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744212.4" table:style-name="ce16">
            <text:p><text:s/>744.212,40<text:s/></text:p>
          </table:table-cell>
          <table:table-cell office:value-type="float" office:value="2374023.23" table:style-name="ce16">
            <text:p><text:s/>2.374.023,23<text:s/></text:p>
          </table:table-cell>
          <table:table-cell office:value-type="float" office:value="6539435.5700000003" table:style-name="ce16">
            <text:p><text:s/>6.539.435,57<text:s/></text:p>
          </table:table-cell>
          <table:table-cell office:value-type="float" office:value="174503.03" table:style-name="ce16">
            <text:p><text:s/>174.503,03<text:s/></text:p>
          </table:table-cell>
          <table:table-cell office:value-type="float" office:value="17832268.219999999" table:style-name="ce16">
            <text:p><text:s/>17.832.268,22<text:s/></text:p>
          </table:table-cell>
          <table:table-cell office:value-type="float" office:value="13597385.869999999" table:style-name="ce16">
            <text:p><text:s/>13.597.385,87<text:s/></text:p>
          </table:table-cell>
          <table:table-cell office:value-type="float" office:value="259940010.15000001" table:style-name="ce16">
            <text:p><text:s/>259.940.010,15<text:s/></text:p>
          </table:table-cell>
          <table:table-cell office:value-type="float" office:value="8835307.120000001" table:style-name="ce16">
            <text:p><text:s/>8.835.307,12<text:s/></text:p>
          </table:table-cell>
          <table:table-cell office:value-type="float" office:value="9350129.2800000012" table:style-name="ce16">
            <text:p><text:s/>9.350.129,28<text:s/></text:p>
          </table:table-cell>
          <table:table-cell office:value-type="float" office:value="3361177.66" table:style-name="ce16">
            <text:p><text:s/>3.361.177,66<text:s/></text:p>
          </table:table-cell>
          <table:table-cell office:value-type="float" office:value="57654784.550000004" table:style-name="ce16">
            <text:p><text:s/>57.654.784,55<text:s/></text:p>
          </table:table-cell>
          <table:table-cell office:value-type="float" office:value="4083488.6700000004" table:style-name="ce16">
            <text:p><text:s/>4.083.488,67<text:s/></text:p>
          </table:table-cell>
          <table:table-cell office:value-type="float" office:value="6669725.0599999996" table:style-name="ce16">
            <text:p><text:s/>6.669.725,06<text:s/></text:p>
          </table:table-cell>
          <table:table-cell office:value-type="float" office:value="5297936.53" table:style-name="ce16">
            <text:p><text:s/>5.297.936,53<text:s/></text:p>
          </table:table-cell>
          <table:table-cell office:value-type="float" office:value="2792240.63" table:style-name="ce16">
            <text:p><text:s/>2.792.240,63<text:s/></text:p>
          </table:table-cell>
          <table:table-cell office:value-type="float" office:value="10118173.789999999" table:style-name="ce16">
            <text:p><text:s/>10.118.173,79<text:s/></text:p>
          </table:table-cell>
          <table:table-cell office:value-type="float" office:value="3004211.44" table:style-name="ce16">
            <text:p><text:s/>3.004.211,44<text:s/></text:p>
          </table:table-cell>
          <table:table-cell office:value-type="float" office:value="41604679.280000001" table:style-name="ce16">
            <text:p><text:s/>41.604.679,28<text:s/></text:p>
          </table:table-cell>
          <table:table-cell office:value-type="float" office:value="125628742.55999999" table:style-name="ce16">
            <text:p><text:s/>125.628.742,56<text:s/></text:p>
          </table:table-cell>
          <table:table-cell office:value-type="float" office:value="2479047.21" table:style-name="ce16">
            <text:p><text:s/>2.479.047,21<text:s/></text:p>
          </table:table-cell>
          <table:table-cell office:value-type="float" office:value="1438345.8599999999" table:style-name="ce16">
            <text:p><text:s/>1.438.345,86<text:s/></text:p>
          </table:table-cell>
          <table:table-cell office:value-type="float" office:value="571114.5" table:style-name="ce16">
            <text:p><text:s/>571.114,50<text:s/></text:p>
          </table:table-cell>
          <table:table-cell office:value-type="float" office:value="43974633.309999995" table:style-name="ce16">
            <text:p><text:s/>43.974.633,31<text:s/></text:p>
          </table:table-cell>
          <table:table-cell office:value-type="float" office:value="24298376.75" table:style-name="ce16">
            <text:p><text:s/>24.298.376,75<text:s/></text:p>
          </table:table-cell>
          <table:table-cell office:value-type="float" office:value="2463128.56" table:style-name="ce16">
            <text:p><text:s/>2.463.128,56<text:s/></text:p>
          </table:table-cell>
          <table:table-cell office:value-type="float" office:value="598592392.49000001" table:style-name="ce16">
            <text:p><text:s/>598.592.392,49<text:s/></text:p>
          </table:table-cell>
          <table:table-cell office:value-type="float" office:value="1201525.3700000001" table:style-name="ce16">
            <text:p><text:s/>1.201.525,37<text:s/></text:p>
          </table:table-cell>
          <table:table-cell office:value-type="float" office:value="1254620999.0899997" table:style-name="ce17">
            <text:p><text:s/>1.254.620.999,0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271585.88" table:style-name="ce16">
            <text:p><text:s/>271.585,88<text:s/></text:p>
          </table:table-cell>
          <table:table-cell office:value-type="float" office:value="239653.79" table:style-name="ce16">
            <text:p><text:s/>239.653,79<text:s/></text:p>
          </table:table-cell>
          <table:table-cell office:value-type="float" office:value="3033203.48" table:style-name="ce16">
            <text:p><text:s/>3.033.203,48<text:s/></text:p>
          </table:table-cell>
          <table:table-cell office:value-type="float" office:value="1265.19" table:style-name="ce16">
            <text:p><text:s/>1.265,19<text:s/></text:p>
          </table:table-cell>
          <table:table-cell office:value-type="float" office:value="2939355.29" table:style-name="ce16">
            <text:p><text:s/>2.939.355,29<text:s/></text:p>
          </table:table-cell>
          <table:table-cell office:value-type="float" office:value="1688817.59" table:style-name="ce16">
            <text:p><text:s/>1.688.817,59<text:s/></text:p>
          </table:table-cell>
          <table:table-cell office:value-type="float" office:value="322128049.69" table:style-name="ce16">
            <text:p><text:s/>322.128.049,69<text:s/></text:p>
          </table:table-cell>
          <table:table-cell office:value-type="float" office:value="4950946.59" table:style-name="ce16">
            <text:p><text:s/>4.950.946,59<text:s/></text:p>
          </table:table-cell>
          <table:table-cell office:value-type="float" office:value="5552800.4500000002" table:style-name="ce16">
            <text:p><text:s/>5.552.800,45<text:s/></text:p>
          </table:table-cell>
          <table:table-cell office:value-type="float" office:value="354945.13" table:style-name="ce16">
            <text:p><text:s/>354.945,13<text:s/></text:p>
          </table:table-cell>
          <table:table-cell office:value-type="float" office:value="53944002.450000003" table:style-name="ce16">
            <text:p><text:s/>53.944.002,45<text:s/></text:p>
          </table:table-cell>
          <table:table-cell office:value-type="float" office:value="2808756.72" table:style-name="ce16">
            <text:p><text:s/>2.808.756,72<text:s/></text:p>
          </table:table-cell>
          <table:table-cell office:value-type="float" office:value="9832438.7799999993" table:style-name="ce16">
            <text:p><text:s/>9.832.438,78<text:s/></text:p>
          </table:table-cell>
          <table:table-cell office:value-type="float" office:value="10808212.33" table:style-name="ce16">
            <text:p><text:s/>10.808.212,33<text:s/></text:p>
          </table:table-cell>
          <table:table-cell office:value-type="float" office:value="971248.6" table:style-name="ce16">
            <text:p><text:s/>971.248,60<text:s/></text:p>
          </table:table-cell>
          <table:table-cell office:value-type="float" office:value="10469658.17" table:style-name="ce16">
            <text:p><text:s/>10.469.658,17<text:s/></text:p>
          </table:table-cell>
          <table:table-cell office:value-type="float" office:value="293627.07" table:style-name="ce16">
            <text:p><text:s/>293.627,07<text:s/></text:p>
          </table:table-cell>
          <table:table-cell office:value-type="float" office:value="37213781.780000001" table:style-name="ce16">
            <text:p><text:s/>37.213.781,78<text:s/></text:p>
          </table:table-cell>
          <table:table-cell office:value-type="float" office:value="112929294.70999999" table:style-name="ce16">
            <text:p><text:s/>112.929.294,71<text:s/></text:p>
          </table:table-cell>
          <table:table-cell office:value-type="float" office:value="652502.23" table:style-name="ce16">
            <text:p><text:s/>652.502,23<text:s/></text:p>
          </table:table-cell>
          <table:table-cell office:value-type="float" office:value="4939939.41" table:style-name="ce16">
            <text:p><text:s/>4.939.939,41<text:s/></text:p>
          </table:table-cell>
          <table:table-cell office:value-type="float" office:value="16497.89" table:style-name="ce16">
            <text:p><text:s/>16.497,89<text:s/></text:p>
          </table:table-cell>
          <table:table-cell office:value-type="float" office:value="48946307.859999999" table:style-name="ce16">
            <text:p><text:s/>48.946.307,86<text:s/></text:p>
          </table:table-cell>
          <table:table-cell office:value-type="float" office:value="19283813.699999999" table:style-name="ce16">
            <text:p><text:s/>19.283.813,70<text:s/></text:p>
          </table:table-cell>
          <table:table-cell office:value-type="float" office:value="2253156.0699999998" table:style-name="ce16">
            <text:p><text:s/>2.253.156,07<text:s/></text:p>
          </table:table-cell>
          <table:table-cell office:value-type="float" office:value="1532997558.0599999" table:style-name="ce16">
            <text:p><text:s/>1.532.997.558,06<text:s/></text:p>
          </table:table-cell>
          <table:table-cell office:value-type="float" office:value="160392.82" table:style-name="ce16">
            <text:p><text:s/>160.392,82<text:s/></text:p>
          </table:table-cell>
          <table:table-cell office:value-type="float" office:value="2189681811.73" table:style-name="ce17">
            <text:p><text:s/>2.189.681.811,7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5304.29" table:style-name="ce16">
            <text:p><text:s/>35.304,29<text:s/></text:p>
          </table:table-cell>
          <table:table-cell office:value-type="float" office:value="137016.39000000001" table:style-name="ce16">
            <text:p><text:s/>137.016,39<text:s/></text:p>
          </table:table-cell>
          <table:table-cell office:value-type="float" office:value="90670.73" table:style-name="ce16">
            <text:p><text:s/>90.670,73<text:s/></text:p>
          </table:table-cell>
          <table:table-cell office:value-type="float" office:value="20720.599999999999" table:style-name="ce16">
            <text:p><text:s/>20.720,60<text:s/></text:p>
          </table:table-cell>
          <table:table-cell office:value-type="float" office:value="994626.8" table:style-name="ce16">
            <text:p><text:s/>994.626,80<text:s/></text:p>
          </table:table-cell>
          <table:table-cell office:value-type="float" office:value="139035.23000000001" table:style-name="ce16">
            <text:p><text:s/>139.035,23<text:s/></text:p>
          </table:table-cell>
          <table:table-cell office:value-type="float" office:value="115563.05" table:style-name="ce16">
            <text:p><text:s/>115.563,05<text:s/></text:p>
          </table:table-cell>
          <table:table-cell office:value-type="float" office:value="115352.82" table:style-name="ce16">
            <text:p><text:s/>115.352,82<text:s/></text:p>
          </table:table-cell>
          <table:table-cell office:value-type="float" office:value="3380589.93" table:style-name="ce16">
            <text:p><text:s/>3.380.589,93<text:s/></text:p>
          </table:table-cell>
          <table:table-cell office:value-type="float" office:value="302347.05" table:style-name="ce16">
            <text:p><text:s/>302.347,05<text:s/></text:p>
          </table:table-cell>
          <table:table-cell office:value-type="float" office:value="2690429.11" table:style-name="ce16">
            <text:p><text:s/>2.690.429,11<text:s/></text:p>
          </table:table-cell>
          <table:table-cell office:value-type="float" office:value="5189884.79" table:style-name="ce16">
            <text:p><text:s/>5.189.884,79<text:s/></text:p>
          </table:table-cell>
          <table:table-cell office:value-type="float" office:value="5293609.0599999996" table:style-name="ce16">
            <text:p><text:s/>5.293.609,06<text:s/></text:p>
          </table:table-cell>
          <table:table-cell office:value-type="float" office:value="668533.12" table:style-name="ce16">
            <text:p><text:s/>668.533,12<text:s/></text:p>
          </table:table-cell>
          <table:table-cell office:value-type="float" office:value="229850.96" table:style-name="ce16">
            <text:p><text:s/>229.850,96<text:s/></text:p>
          </table:table-cell>
          <table:table-cell office:value-type="float" office:value="199666.35" table:style-name="ce16">
            <text:p><text:s/>199.666,35<text:s/></text:p>
          </table:table-cell>
          <table:table-cell office:value-type="float" office:value="678057.15" table:style-name="ce16">
            <text:p><text:s/>678.057,15<text:s/></text:p>
          </table:table-cell>
          <table:table-cell office:value-type="float" office:value="2597637.86" table:style-name="ce16">
            <text:p><text:s/>2.597.637,86<text:s/></text:p>
          </table:table-cell>
          <table:table-cell office:value-type="float" office:value="458500.24" table:style-name="ce16">
            <text:p><text:s/>458.500,24<text:s/></text:p>
          </table:table-cell>
          <table:table-cell office:value-type="float" office:value="91297.24" table:style-name="ce16">
            <text:p><text:s/>91.297,24<text:s/></text:p>
          </table:table-cell>
          <table:table-cell office:value-type="float" office:value="260792.19" table:style-name="ce16">
            <text:p><text:s/>260.792,19<text:s/></text:p>
          </table:table-cell>
          <table:table-cell office:value-type="float" office:value="90236.55" table:style-name="ce16">
            <text:p><text:s/>90.236,55<text:s/></text:p>
          </table:table-cell>
          <table:table-cell office:value-type="float" office:value="1951658.17" table:style-name="ce16">
            <text:p><text:s/>1.951.658,17<text:s/></text:p>
          </table:table-cell>
          <table:table-cell office:value-type="float" office:value="493425.62" table:style-name="ce16">
            <text:p><text:s/>493.425,62<text:s/></text:p>
          </table:table-cell>
          <table:table-cell office:value-type="float" office:value="49349.97" table:style-name="ce16">
            <text:p><text:s/>49.349,97<text:s/></text:p>
          </table:table-cell>
          <table:table-cell office:value-type="float" office:value="6633628.8099999996" table:style-name="ce16">
            <text:p><text:s/>6.633.628,81<text:s/></text:p>
          </table:table-cell>
          <table:table-cell office:value-type="float" office:value="846971.26" table:style-name="ce16">
            <text:p><text:s/>846.971,26<text:s/></text:p>
          </table:table-cell>
          <table:table-cell office:value-type="float" office:value="33754755.339999996" table:style-name="ce17">
            <text:p><text:s/>33.754.755,3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6845621.140000001" table:style-name="ce16">
            <text:p><text:s/>16.845.621,14<text:s/></text:p>
          </table:table-cell>
          <table:table-cell office:value-type="float" office:value="74592847.280000001" table:style-name="ce16">
            <text:p><text:s/>74.592.847,28<text:s/></text:p>
          </table:table-cell>
          <table:table-cell office:value-type="float" office:value="363651302.00999999" table:style-name="ce16">
            <text:p><text:s/>363.651.302,01<text:s/></text:p>
          </table:table-cell>
          <table:table-cell office:value-type="float" office:value="7532060.6100000003" table:style-name="ce16">
            <text:p><text:s/>7.532.060,61<text:s/></text:p>
          </table:table-cell>
          <table:table-cell office:value-type="float" office:value="553492509.19000006" table:style-name="ce16">
            <text:p><text:s/>553.492.509,19<text:s/></text:p>
          </table:table-cell>
          <table:table-cell office:value-type="float" office:value="439424508.86000001" table:style-name="ce16">
            <text:p><text:s/>439.424.508,86<text:s/></text:p>
          </table:table-cell>
          <table:table-cell office:value-type="float" office:value="805980371.80999994" table:style-name="ce16">
            <text:p><text:s/>805.980.371,81<text:s/></text:p>
          </table:table-cell>
          <table:table-cell office:value-type="float" office:value="469890235.61000001" table:style-name="ce16">
            <text:p><text:s/>469.890.235,61<text:s/></text:p>
          </table:table-cell>
          <table:table-cell office:value-type="float" office:value="447359752.93000001" table:style-name="ce16">
            <text:p><text:s/>447.359.752,93<text:s/></text:p>
          </table:table-cell>
          <table:table-cell office:value-type="float" office:value="241770605.09" table:style-name="ce16">
            <text:p><text:s/>241.770.605,09<text:s/></text:p>
          </table:table-cell>
          <table:table-cell office:value-type="float" office:value="1285889083.0999999" table:style-name="ce16">
            <text:p><text:s/>1.285.889.083,10<text:s/></text:p>
          </table:table-cell>
          <table:table-cell office:value-type="float" office:value="122619494.5" table:style-name="ce16">
            <text:p><text:s/>122.619.494,50<text:s/></text:p>
          </table:table-cell>
          <table:table-cell office:value-type="float" office:value="191331964.99000001" table:style-name="ce16">
            <text:p><text:s/>191.331.964,99<text:s/></text:p>
          </table:table-cell>
          <table:table-cell office:value-type="float" office:value="207679226.36000001" table:style-name="ce16">
            <text:p><text:s/>207.679.226,36<text:s/></text:p>
          </table:table-cell>
          <table:table-cell office:value-type="float" office:value="92640457.120000005" table:style-name="ce16">
            <text:p><text:s/>92.640.457,12<text:s/></text:p>
          </table:table-cell>
          <table:table-cell office:value-type="float" office:value="577868255.69000006" table:style-name="ce16">
            <text:p><text:s/>577.868.255,69<text:s/></text:p>
          </table:table-cell>
          <table:table-cell office:value-type="float" office:value="61123753.329999998" table:style-name="ce16">
            <text:p><text:s/>61.123.753,33<text:s/></text:p>
          </table:table-cell>
          <table:table-cell office:value-type="float" office:value="1517702897.0799999" table:style-name="ce16">
            <text:p><text:s/>1.517.702.897,08<text:s/></text:p>
          </table:table-cell>
          <table:table-cell office:value-type="float" office:value="3075296549.1399999" table:style-name="ce16">
            <text:p><text:s/>3.075.296.549,14<text:s/></text:p>
          </table:table-cell>
          <table:table-cell office:value-type="float" office:value="106119044.61" table:style-name="ce16">
            <text:p><text:s/>106.119.044,61<text:s/></text:p>
          </table:table-cell>
          <table:table-cell office:value-type="float" office:value="47672939.100000001" table:style-name="ce16">
            <text:p><text:s/>47.672.939,10<text:s/></text:p>
          </table:table-cell>
          <table:table-cell office:value-type="float" office:value="10068186.060000001" table:style-name="ce16">
            <text:p><text:s/>10.068.186,06<text:s/></text:p>
          </table:table-cell>
          <table:table-cell office:value-type="float" office:value="1110736621.8599999" table:style-name="ce16">
            <text:p><text:s/>1.110.736.621,86<text:s/></text:p>
          </table:table-cell>
          <table:table-cell office:value-type="float" office:value="1548564578.1800001" table:style-name="ce16">
            <text:p><text:s/>1.548.564.578,18<text:s/></text:p>
          </table:table-cell>
          <table:table-cell office:value-type="float" office:value="57681241.689999998" table:style-name="ce16">
            <text:p><text:s/>57.681.241,69<text:s/></text:p>
          </table:table-cell>
          <table:table-cell office:value-type="float" office:value="10156075632.370001" table:style-name="ce16">
            <text:p><text:s/>10.156.075.632,37<text:s/></text:p>
          </table:table-cell>
          <table:table-cell office:value-type="float" office:value="35950010.520000003" table:style-name="ce16">
            <text:p><text:s/>35.950.010,52<text:s/></text:p>
          </table:table-cell>
          <table:table-cell office:value-type="float" office:value="23625559750.23" table:style-name="ce17">
            <text:p><text:s/>23.625.559.750,2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3176.81" table:style-name="ce16">
            <text:p><text:s/>13.176,81<text:s/></text:p>
          </table:table-cell>
          <table:table-cell office:value-type="float" office:value="74218.100000000006" table:style-name="ce16">
            <text:p><text:s/>74.218,10<text:s/></text:p>
          </table:table-cell>
          <table:table-cell office:value-type="float" office:value="322131.95" table:style-name="ce16">
            <text:p><text:s/>322.131,95<text:s/></text:p>
          </table:table-cell>
          <table:table-cell office:value-type="float" office:value="37544.15" table:style-name="ce16">
            <text:p><text:s/>37.544,15<text:s/></text:p>
          </table:table-cell>
          <table:table-cell office:value-type="float" office:value="2455118.04" table:style-name="ce16">
            <text:p><text:s/>2.455.118,04<text:s/></text:p>
          </table:table-cell>
          <table:table-cell office:value-type="float" office:value="26766800.870000001" table:style-name="ce16">
            <text:p><text:s/>26.766.800,87<text:s/></text:p>
          </table:table-cell>
          <table:table-cell office:value-type="float" office:value="276656693.47000003" table:style-name="ce16">
            <text:p><text:s/>276.656.693,47<text:s/></text:p>
          </table:table-cell>
          <table:table-cell office:value-type="float" office:value="7146640.1900000004" table:style-name="ce16">
            <text:p><text:s/>7.146.640,19<text:s/></text:p>
          </table:table-cell>
          <table:table-cell office:value-type="float" office:value="576334.07999999996" table:style-name="ce16">
            <text:p><text:s/>576.334,08<text:s/></text:p>
          </table:table-cell>
          <table:table-cell office:value-type="float" office:value="48655.15" table:style-name="ce16">
            <text:p><text:s/>48.655,15<text:s/></text:p>
          </table:table-cell>
          <table:table-cell office:value-type="float" office:value="37063141.259999998" table:style-name="ce16">
            <text:p><text:s/>37.063.141,26<text:s/></text:p>
          </table:table-cell>
          <table:table-cell office:value-type="float" office:value="13582.97" table:style-name="ce16">
            <text:p><text:s/>13.582,97<text:s/></text:p>
          </table:table-cell>
          <table:table-cell office:value-type="float" office:value="361381.22" table:style-name="ce16">
            <text:p><text:s/>361.381,22<text:s/></text:p>
          </table:table-cell>
          <table:table-cell office:value-type="float" office:value="14016548.550000001" table:style-name="ce16">
            <text:p><text:s/>14.016.548,55<text:s/></text:p>
          </table:table-cell>
          <table:table-cell office:value-type="float" office:value="26699.08" table:style-name="ce16">
            <text:p><text:s/>26.699,08<text:s/></text:p>
          </table:table-cell>
          <table:table-cell office:value-type="float" office:value="1257644.07" table:style-name="ce16">
            <text:p><text:s/>1.257.644,07<text:s/></text:p>
          </table:table-cell>
          <table:table-cell office:value-type="float" office:value="58933.68" table:style-name="ce16">
            <text:p><text:s/>58.933,68<text:s/></text:p>
          </table:table-cell>
          <table:table-cell office:value-type="float" office:value="12397829.220000001" table:style-name="ce16">
            <text:p><text:s/>12.397.829,22<text:s/></text:p>
          </table:table-cell>
          <table:table-cell office:value-type="float" office:value="160308279.97999999" table:style-name="ce16">
            <text:p><text:s/>160.308.279,98<text:s/></text:p>
          </table:table-cell>
          <table:table-cell office:value-type="float" office:value="87652.18" table:style-name="ce16">
            <text:p><text:s/>87.652,18<text:s/></text:p>
          </table:table-cell>
          <table:table-cell office:value-type="float" office:value="507064.09" table:style-name="ce16">
            <text:p><text:s/>507.064,09<text:s/></text:p>
          </table:table-cell>
          <table:table-cell office:value-type="float" office:value="27962.03" table:style-name="ce16">
            <text:p><text:s/>27.962,03<text:s/></text:p>
          </table:table-cell>
          <table:table-cell office:value-type="float" office:value="41381601.210000001" table:style-name="ce16">
            <text:p><text:s/>41.381.601,21<text:s/></text:p>
          </table:table-cell>
          <table:table-cell office:value-type="float" office:value="1803916.37" table:style-name="ce16">
            <text:p><text:s/>1.803.916,37<text:s/></text:p>
          </table:table-cell>
          <table:table-cell office:value-type="float" office:value="3795473.3" table:style-name="ce16">
            <text:p><text:s/>3.795.473,30<text:s/></text:p>
          </table:table-cell>
          <table:table-cell office:value-type="float" office:value="1001658525.01" table:style-name="ce16">
            <text:p><text:s/>1.001.658.525,01<text:s/></text:p>
          </table:table-cell>
          <table:table-cell office:value-type="float" office:value="29546.67" table:style-name="ce16">
            <text:p><text:s/>29.546,67<text:s/></text:p>
          </table:table-cell>
          <table:table-cell office:value-type="float" office:value="1588893093.7" table:style-name="ce17">
            <text:p><text:s/>1.588.893.093,70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6832444.329999998" table:style-name="ce16">
            <text:p><text:s/>16.832.444,33<text:s/></text:p>
          </table:table-cell>
          <table:table-cell office:value-type="float" office:value="74518629.179999992" table:style-name="ce16">
            <text:p><text:s/>74.518.629,18<text:s/></text:p>
          </table:table-cell>
          <table:table-cell office:value-type="float" office:value="363329170.06000006" table:style-name="ce16">
            <text:p><text:s/>363.329.170,06<text:s/></text:p>
          </table:table-cell>
          <table:table-cell office:value-type="float" office:value="7494516.46" table:style-name="ce16">
            <text:p><text:s/>7.494.516,46<text:s/></text:p>
          </table:table-cell>
          <table:table-cell office:value-type="float" office:value="551037391.1500001" table:style-name="ce16">
            <text:p><text:s/>551.037.391,15<text:s/></text:p>
          </table:table-cell>
          <table:table-cell office:value-type="float" office:value="412657707.98999995" table:style-name="ce16">
            <text:p><text:s/>412.657.707,99<text:s/></text:p>
          </table:table-cell>
          <table:table-cell office:value-type="float" office:value="529323678.34000003" table:style-name="ce16">
            <text:p><text:s/>529.323.678,34<text:s/></text:p>
          </table:table-cell>
          <table:table-cell office:value-type="float" office:value="462743595.42000002" table:style-name="ce16">
            <text:p><text:s/>462.743.595,42<text:s/></text:p>
          </table:table-cell>
          <table:table-cell office:value-type="float" office:value="446783418.85000002" table:style-name="ce16">
            <text:p><text:s/>446.783.418,85<text:s/></text:p>
          </table:table-cell>
          <table:table-cell office:value-type="float" office:value="241721949.94" table:style-name="ce16">
            <text:p><text:s/>241.721.949,94<text:s/></text:p>
          </table:table-cell>
          <table:table-cell office:value-type="float" office:value="1248825941.8399999" table:style-name="ce16">
            <text:p><text:s/>1.248.825.941,84<text:s/></text:p>
          </table:table-cell>
          <table:table-cell office:value-type="float" office:value="122605911.53" table:style-name="ce16">
            <text:p><text:s/>122.605.911,53<text:s/></text:p>
          </table:table-cell>
          <table:table-cell office:value-type="float" office:value="190970583.77000001" table:style-name="ce16">
            <text:p><text:s/>190.970.583,77<text:s/></text:p>
          </table:table-cell>
          <table:table-cell office:value-type="float" office:value="193662677.80999997" table:style-name="ce16">
            <text:p><text:s/>193.662.677,81<text:s/></text:p>
          </table:table-cell>
          <table:table-cell office:value-type="float" office:value="92613758.040000007" table:style-name="ce16">
            <text:p><text:s/>92.613.758,04<text:s/></text:p>
          </table:table-cell>
          <table:table-cell office:value-type="float" office:value="576610611.62" table:style-name="ce16">
            <text:p><text:s/>576.610.611,62<text:s/></text:p>
          </table:table-cell>
          <table:table-cell office:value-type="float" office:value="61064819.649999991" table:style-name="ce16">
            <text:p><text:s/>61.064.819,65<text:s/></text:p>
          </table:table-cell>
          <table:table-cell office:value-type="float" office:value="1505305067.8600001" table:style-name="ce16">
            <text:p><text:s/>1.505.305.067,86<text:s/></text:p>
          </table:table-cell>
          <table:table-cell office:value-type="float" office:value="2914988269.1600003" table:style-name="ce16">
            <text:p><text:s/>2.914.988.269,16<text:s/></text:p>
          </table:table-cell>
          <table:table-cell office:value-type="float" office:value="106031392.43000001" table:style-name="ce16">
            <text:p><text:s/>106.031.392,43<text:s/></text:p>
          </table:table-cell>
          <table:table-cell office:value-type="float" office:value="47165875.009999998" table:style-name="ce16">
            <text:p><text:s/>47.165.875,01<text:s/></text:p>
          </table:table-cell>
          <table:table-cell office:value-type="float" office:value="10040224.029999999" table:style-name="ce16">
            <text:p><text:s/>10.040.224,03<text:s/></text:p>
          </table:table-cell>
          <table:table-cell office:value-type="float" office:value="1069355020.6499999" table:style-name="ce16">
            <text:p><text:s/>1.069.355.020,65<text:s/></text:p>
          </table:table-cell>
          <table:table-cell office:value-type="float" office:value="1546760661.8099999" table:style-name="ce16">
            <text:p><text:s/>1.546.760.661,81<text:s/></text:p>
          </table:table-cell>
          <table:table-cell office:value-type="float" office:value="53885768.390000001" table:style-name="ce16">
            <text:p><text:s/>53.885.768,39<text:s/></text:p>
          </table:table-cell>
          <table:table-cell office:value-type="float" office:value="9154417107.3600006" table:style-name="ce16">
            <text:p><text:s/>9.154.417.107,36<text:s/></text:p>
          </table:table-cell>
          <table:table-cell office:value-type="float" office:value="35920463.850000001" table:style-name="ce16">
            <text:p><text:s/>35.920.463,85<text:s/></text:p>
          </table:table-cell>
          <table:table-cell office:value-type="float" office:value="22036666656.529999" table:style-name="ce17">
            <text:p><text:s/>22.036.666.656,53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8498047.4600000009" table:style-name="ce16">
            <text:p><text:s/>8.498.047,46<text:s/></text:p>
          </table:table-cell>
          <table:table-cell office:value-type="float" office:value="32008286.239999998" table:style-name="ce16">
            <text:p><text:s/>32.008.286,24<text:s/></text:p>
          </table:table-cell>
          <table:table-cell office:value-type="float" office:value="98797182.359999999" table:style-name="ce16">
            <text:p><text:s/>98.797.182,36<text:s/></text:p>
          </table:table-cell>
          <table:table-cell office:value-type="float" office:value="5673054.5300000003" table:style-name="ce16">
            <text:p><text:s/>5.673.054,53<text:s/></text:p>
          </table:table-cell>
          <table:table-cell office:value-type="float" office:value="165611762.83000001" table:style-name="ce16">
            <text:p><text:s/>165.611.762,83<text:s/></text:p>
          </table:table-cell>
          <table:table-cell office:value-type="float" office:value="123884878.33" table:style-name="ce16">
            <text:p><text:s/>123.884.878,33<text:s/></text:p>
          </table:table-cell>
          <table:table-cell office:value-type="float" office:value="192144742.08000001" table:style-name="ce16">
            <text:p><text:s/>192.144.742,08<text:s/></text:p>
          </table:table-cell>
          <table:table-cell office:value-type="float" office:value="132443145.86" table:style-name="ce16">
            <text:p><text:s/>132.443.145,86<text:s/></text:p>
          </table:table-cell>
          <table:table-cell office:value-type="float" office:value="146363053.84999999" table:style-name="ce16">
            <text:p><text:s/>146.363.053,85<text:s/></text:p>
          </table:table-cell>
          <table:table-cell office:value-type="float" office:value="68834268.129999995" table:style-name="ce16">
            <text:p><text:s/>68.834.268,13<text:s/></text:p>
          </table:table-cell>
          <table:table-cell office:value-type="float" office:value="408481335.50999999" table:style-name="ce16">
            <text:p><text:s/>408.481.335,51<text:s/></text:p>
          </table:table-cell>
          <table:table-cell office:value-type="float" office:value="50375114.880000003" table:style-name="ce16">
            <text:p><text:s/>50.375.114,88<text:s/></text:p>
          </table:table-cell>
          <table:table-cell office:value-type="float" office:value="75232540.579999998" table:style-name="ce16">
            <text:p><text:s/>75.232.540,58<text:s/></text:p>
          </table:table-cell>
          <table:table-cell office:value-type="float" office:value="70850287.620000005" table:style-name="ce16">
            <text:p><text:s/>70.850.287,62<text:s/></text:p>
          </table:table-cell>
          <table:table-cell office:value-type="float" office:value="34163783.240000002" table:style-name="ce16">
            <text:p><text:s/>34.163.783,24<text:s/></text:p>
          </table:table-cell>
          <table:table-cell office:value-type="float" office:value="164908971.31999999" table:style-name="ce16">
            <text:p><text:s/>164.908.971,32<text:s/></text:p>
          </table:table-cell>
          <table:table-cell office:value-type="float" office:value="23713501.579999998" table:style-name="ce16">
            <text:p><text:s/>23.713.501,58<text:s/></text:p>
          </table:table-cell>
          <table:table-cell office:value-type="float" office:value="401697818.31999999" table:style-name="ce16">
            <text:p><text:s/>401.697.818,32<text:s/></text:p>
          </table:table-cell>
          <table:table-cell office:value-type="float" office:value="1228833495.9100001" table:style-name="ce16">
            <text:p><text:s/>1.228.833.495,91<text:s/></text:p>
          </table:table-cell>
          <table:table-cell office:value-type="float" office:value="40755697.75" table:style-name="ce16">
            <text:p><text:s/>40.755.697,75<text:s/></text:p>
          </table:table-cell>
          <table:table-cell office:value-type="float" office:value="21205483.059999999" table:style-name="ce16">
            <text:p><text:s/>21.205.483,06<text:s/></text:p>
          </table:table-cell>
          <table:table-cell office:value-type="float" office:value="7191088.4800000004" table:style-name="ce16">
            <text:p><text:s/>7.191.088,48<text:s/></text:p>
          </table:table-cell>
          <table:table-cell office:value-type="float" office:value="348515557.58999997" table:style-name="ce16">
            <text:p><text:s/>348.515.557,59<text:s/></text:p>
          </table:table-cell>
          <table:table-cell office:value-type="float" office:value="396414734.97000003" table:style-name="ce16">
            <text:p><text:s/>396.414.734,97<text:s/></text:p>
          </table:table-cell>
          <table:table-cell office:value-type="float" office:value="25419301.850000001" table:style-name="ce16">
            <text:p><text:s/>25.419.301,85<text:s/></text:p>
          </table:table-cell>
          <table:table-cell office:value-type="float" office:value="2493546454.5500002" table:style-name="ce16">
            <text:p><text:s/>2.493.546.454,55<text:s/></text:p>
          </table:table-cell>
          <table:table-cell office:value-type="float" office:value="18646510.870000001" table:style-name="ce16">
            <text:p><text:s/>18.646.510,87<text:s/></text:p>
          </table:table-cell>
          <table:table-cell office:value-type="float" office:value="6784210099.750001" table:style-name="ce17">
            <text:p><text:s/>6.784.210.099,7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136.39" table:style-name="ce16">
            <text:p><text:s/>2.136,39<text:s/></text:p>
          </table:table-cell>
          <table:table-cell office:value-type="float" office:value="12959.69" table:style-name="ce16">
            <text:p><text:s/>12.959,69<text:s/></text:p>
          </table:table-cell>
          <table:table-cell office:value-type="float" office:value="51166.41" table:style-name="ce16">
            <text:p><text:s/>51.166,41<text:s/></text:p>
          </table:table-cell>
          <table:table-cell office:value-type="float" office:value="6100.92" table:style-name="ce16">
            <text:p><text:s/>6.100,92<text:s/></text:p>
          </table:table-cell>
          <table:table-cell office:value-type="float" office:value="398259.76" table:style-name="ce16">
            <text:p><text:s/>398.259,76<text:s/></text:p>
          </table:table-cell>
          <table:table-cell office:value-type="float" office:value="4358357.57" table:style-name="ce16">
            <text:p><text:s/>4.358.357,57<text:s/></text:p>
          </table:table-cell>
          <table:table-cell office:value-type="float" office:value="45721775.689999998" table:style-name="ce16">
            <text:p><text:s/>45.721.775,69<text:s/></text:p>
          </table:table-cell>
          <table:table-cell office:value-type="float" office:value="1186258.1599999999" table:style-name="ce16">
            <text:p><text:s/>1.186.258,16<text:s/></text:p>
          </table:table-cell>
          <table:table-cell office:value-type="float" office:value="78898.100000000006" table:style-name="ce16">
            <text:p><text:s/>78.898,10<text:s/></text:p>
          </table:table-cell>
          <table:table-cell office:value-type="float" office:value="7569.96" table:style-name="ce16">
            <text:p><text:s/>7.569,96<text:s/></text:p>
          </table:table-cell>
          <table:table-cell office:value-type="float" office:value="6015020.7000000002" table:style-name="ce16">
            <text:p><text:s/>6.015.020,70<text:s/></text:p>
          </table:table-cell>
          <table:table-cell office:value-type="float" office:value="2116.1799999999998" table:style-name="ce16">
            <text:p><text:s/>2.116,18<text:s/></text:p>
          </table:table-cell>
          <table:table-cell office:value-type="float" office:value="59833.42" table:style-name="ce16">
            <text:p><text:s/>59.833,42<text:s/></text:p>
          </table:table-cell>
          <table:table-cell office:value-type="float" office:value="2275297.2000000002" table:style-name="ce16">
            <text:p><text:s/>2.275.297,20<text:s/></text:p>
          </table:table-cell>
          <table:table-cell office:value-type="float" office:value="5148.58" table:style-name="ce16">
            <text:p><text:s/>5.148,58<text:s/></text:p>
          </table:table-cell>
          <table:table-cell office:value-type="float" office:value="211493.52" table:style-name="ce16">
            <text:p><text:s/>211.493,52<text:s/></text:p>
          </table:table-cell>
          <table:table-cell office:value-type="float" office:value="9945.94" table:style-name="ce16">
            <text:p><text:s/>9.945,94<text:s/></text:p>
          </table:table-cell>
          <table:table-cell office:value-type="float" office:value="2011202.97" table:style-name="ce16">
            <text:p><text:s/>2.011.202,97<text:s/></text:p>
          </table:table-cell>
          <table:table-cell office:value-type="float" office:value="25844876.07" table:style-name="ce16">
            <text:p><text:s/>25.844.876,07<text:s/></text:p>
          </table:table-cell>
          <table:table-cell office:value-type="float" office:value="14165.51" table:style-name="ce16">
            <text:p><text:s/>14.165,51<text:s/></text:p>
          </table:table-cell>
          <table:table-cell office:value-type="float" office:value="72567.149999999994" table:style-name="ce16">
            <text:p><text:s/>72.567,15<text:s/></text:p>
          </table:table-cell>
          <table:table-cell office:value-type="float" office:value="4542.0600000000004" table:style-name="ce16">
            <text:p><text:s/>4.542,06<text:s/></text:p>
          </table:table-cell>
          <table:table-cell office:value-type="float" office:value="5908573.2599999998" table:style-name="ce16">
            <text:p><text:s/>5.908.573,26<text:s/></text:p>
          </table:table-cell>
          <table:table-cell office:value-type="float" office:value="303813.40999999997" table:style-name="ce16">
            <text:p><text:s/>303.813,41<text:s/></text:p>
          </table:table-cell>
          <table:table-cell office:value-type="float" office:value="631133.21" table:style-name="ce16">
            <text:p><text:s/>631.133,21<text:s/></text:p>
          </table:table-cell>
          <table:table-cell office:value-type="float" office:value="161570352.25999999" table:style-name="ce16">
            <text:p><text:s/>161.570.352,26<text:s/></text:p>
          </table:table-cell>
          <table:table-cell office:value-type="float" office:value="5093.87" table:style-name="ce16">
            <text:p><text:s/>5.093,87<text:s/></text:p>
          </table:table-cell>
          <table:table-cell office:value-type="float" office:value="256768657.96000001" table:style-name="ce17">
            <text:p><text:s/>256.768.657,96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8495911.0700000003" table:style-name="ce16">
            <text:p><text:s/>8.495.911,07<text:s/></text:p>
          </table:table-cell>
          <table:table-cell office:value-type="float" office:value="31995326.550000004" table:style-name="ce16">
            <text:p><text:s/>31.995.326,55<text:s/></text:p>
          </table:table-cell>
          <table:table-cell office:value-type="float" office:value="98746015.950000003" table:style-name="ce16">
            <text:p><text:s/>98.746.015,95<text:s/></text:p>
          </table:table-cell>
          <table:table-cell office:value-type="float" office:value="5666953.6100000003" table:style-name="ce16">
            <text:p><text:s/>5.666.953,61<text:s/></text:p>
          </table:table-cell>
          <table:table-cell office:value-type="float" office:value="165213503.06999999" table:style-name="ce16">
            <text:p><text:s/>165.213.503,07<text:s/></text:p>
          </table:table-cell>
          <table:table-cell office:value-type="float" office:value="119526520.76000001" table:style-name="ce16">
            <text:p><text:s/>119.526.520,76<text:s/></text:p>
          </table:table-cell>
          <table:table-cell office:value-type="float" office:value="146422966.38999999" table:style-name="ce16">
            <text:p><text:s/>146.422.966,39<text:s/></text:p>
          </table:table-cell>
          <table:table-cell office:value-type="float" office:value="131256887.7" table:style-name="ce16">
            <text:p><text:s/>131.256.887,70<text:s/></text:p>
          </table:table-cell>
          <table:table-cell office:value-type="float" office:value="146284155.75" table:style-name="ce16">
            <text:p><text:s/>146.284.155,75<text:s/></text:p>
          </table:table-cell>
          <table:table-cell office:value-type="float" office:value="68826698.170000002" table:style-name="ce16">
            <text:p><text:s/>68.826.698,17<text:s/></text:p>
          </table:table-cell>
          <table:table-cell office:value-type="float" office:value="402466314.80999994" table:style-name="ce16">
            <text:p><text:s/>402.466.314,81<text:s/></text:p>
          </table:table-cell>
          <table:table-cell office:value-type="float" office:value="50372998.699999988" table:style-name="ce16">
            <text:p><text:s/>50.372.998,70<text:s/></text:p>
          </table:table-cell>
          <table:table-cell office:value-type="float" office:value="75172707.159999996" table:style-name="ce16">
            <text:p><text:s/>75.172.707,16<text:s/></text:p>
          </table:table-cell>
          <table:table-cell office:value-type="float" office:value="68574990.420000002" table:style-name="ce16">
            <text:p><text:s/>68.574.990,42<text:s/></text:p>
          </table:table-cell>
          <table:table-cell office:value-type="float" office:value="34158634.660000004" table:style-name="ce16">
            <text:p><text:s/>34.158.634,66<text:s/></text:p>
          </table:table-cell>
          <table:table-cell office:value-type="float" office:value="164697477.80000001" table:style-name="ce16">
            <text:p><text:s/>164.697.477,80<text:s/></text:p>
          </table:table-cell>
          <table:table-cell office:value-type="float" office:value="23703555.640000004" table:style-name="ce16">
            <text:p><text:s/>23.703.555,64<text:s/></text:p>
          </table:table-cell>
          <table:table-cell office:value-type="float" office:value="399686615.35000002" table:style-name="ce16">
            <text:p><text:s/>399.686.615,35<text:s/></text:p>
          </table:table-cell>
          <table:table-cell office:value-type="float" office:value="1202988619.8399999" table:style-name="ce16">
            <text:p><text:s/>1.202.988.619,84<text:s/></text:p>
          </table:table-cell>
          <table:table-cell office:value-type="float" office:value="40741532.240000002" table:style-name="ce16">
            <text:p><text:s/>40.741.532,24<text:s/></text:p>
          </table:table-cell>
          <table:table-cell office:value-type="float" office:value="21132915.91" table:style-name="ce16">
            <text:p><text:s/>21.132.915,91<text:s/></text:p>
          </table:table-cell>
          <table:table-cell office:value-type="float" office:value="7186546.4199999999" table:style-name="ce16">
            <text:p><text:s/>7.186.546,42<text:s/></text:p>
          </table:table-cell>
          <table:table-cell office:value-type="float" office:value="342606984.32999998" table:style-name="ce16">
            <text:p><text:s/>342.606.984,33<text:s/></text:p>
          </table:table-cell>
          <table:table-cell office:value-type="float" office:value="396110921.56" table:style-name="ce16">
            <text:p><text:s/>396.110.921,56<text:s/></text:p>
          </table:table-cell>
          <table:table-cell office:value-type="float" office:value="24788168.640000001" table:style-name="ce16">
            <text:p><text:s/>24.788.168,64<text:s/></text:p>
          </table:table-cell>
          <table:table-cell office:value-type="float" office:value="2331976102.29" table:style-name="ce16">
            <text:p><text:s/>2.331.976.102,29<text:s/></text:p>
          </table:table-cell>
          <table:table-cell office:value-type="float" office:value="18641417" table:style-name="ce16">
            <text:p><text:s/>18.641.417,00<text:s/></text:p>
          </table:table-cell>
          <table:table-cell office:value-type="float" office:value="6527441441.79" table:style-name="ce17">
            <text:p><text:s/>6.527.441.441,7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10607668.48" table:style-name="ce16">
            <text:p><text:s/>10.607.668,48<text:s/></text:p>
          </table:table-cell>
          <table:table-cell office:value-type="float" office:value="36560599.840000004" table:style-name="ce16">
            <text:p><text:s/>36.560.599,84<text:s/></text:p>
          </table:table-cell>
          <table:table-cell office:value-type="float" office:value="192425938.22" table:style-name="ce16">
            <text:p><text:s/>192.425.938,22<text:s/></text:p>
          </table:table-cell>
          <table:table-cell office:value-type="float" office:value="11399181.43" table:style-name="ce16">
            <text:p><text:s/>11.399.181,43<text:s/></text:p>
          </table:table-cell>
          <table:table-cell office:value-type="float" office:value="295997229.27999997" table:style-name="ce16">
            <text:p><text:s/>295.997.229,28<text:s/></text:p>
          </table:table-cell>
          <table:table-cell office:value-type="float" office:value="471840409.06" table:style-name="ce16">
            <text:p><text:s/>471.840.409,06<text:s/></text:p>
          </table:table-cell>
          <table:table-cell office:value-type="float" office:value="852722188.73000002" table:style-name="ce16">
            <text:p><text:s/>852.722.188,73<text:s/></text:p>
          </table:table-cell>
          <table:table-cell office:value-type="float" office:value="189079778.24000001" table:style-name="ce16">
            <text:p><text:s/>189.079.778,24<text:s/></text:p>
          </table:table-cell>
          <table:table-cell office:value-type="float" office:value="264815462.83000001" table:style-name="ce16">
            <text:p><text:s/>264.815.462,83<text:s/></text:p>
          </table:table-cell>
          <table:table-cell office:value-type="float" office:value="76506585.950000003" table:style-name="ce16">
            <text:p><text:s/>76.506.585,95<text:s/></text:p>
          </table:table-cell>
          <table:table-cell office:value-type="float" office:value="1977413826.5799999" table:style-name="ce16">
            <text:p><text:s/>1.977.413.826,58<text:s/></text:p>
          </table:table-cell>
          <table:table-cell office:value-type="float" office:value="88376006.659999996" table:style-name="ce16">
            <text:p><text:s/>88.376.006,66<text:s/></text:p>
          </table:table-cell>
          <table:table-cell office:value-type="float" office:value="197175463.13999999" table:style-name="ce16">
            <text:p><text:s/>197.175.463,14<text:s/></text:p>
          </table:table-cell>
          <table:table-cell office:value-type="float" office:value="132603910.78" table:style-name="ce16">
            <text:p><text:s/>132.603.910,78<text:s/></text:p>
          </table:table-cell>
          <table:table-cell office:value-type="float" office:value="60702355.009999998" table:style-name="ce16">
            <text:p><text:s/>60.702.355,01<text:s/></text:p>
          </table:table-cell>
          <table:table-cell office:value-type="float" office:value="232640845.88999999" table:style-name="ce16">
            <text:p><text:s/>232.640.845,89<text:s/></text:p>
          </table:table-cell>
          <table:table-cell office:value-type="float" office:value="58501885.25" table:style-name="ce16">
            <text:p><text:s/>58.501.885,25<text:s/></text:p>
          </table:table-cell>
          <table:table-cell office:value-type="float" office:value="778068963.41999996" table:style-name="ce16">
            <text:p><text:s/>778.068.963,42<text:s/></text:p>
          </table:table-cell>
          <table:table-cell office:value-type="float" office:value="3727622971.0999999" table:style-name="ce16">
            <text:p><text:s/>3.727.622.971,10<text:s/></text:p>
          </table:table-cell>
          <table:table-cell office:value-type="float" office:value="75503262.510000005" table:style-name="ce16">
            <text:p><text:s/>75.503.262,51<text:s/></text:p>
          </table:table-cell>
          <table:table-cell office:value-type="float" office:value="41511244.289999999" table:style-name="ce16">
            <text:p><text:s/>41.511.244,29<text:s/></text:p>
          </table:table-cell>
          <table:table-cell office:value-type="float" office:value="9988854.9000000004" table:style-name="ce16">
            <text:p><text:s/>9.988.854,90<text:s/></text:p>
          </table:table-cell>
          <table:table-cell office:value-type="float" office:value="861231933.96000004" table:style-name="ce16">
            <text:p><text:s/>861.231.933,96<text:s/></text:p>
          </table:table-cell>
          <table:table-cell office:value-type="float" office:value="697574969.62" table:style-name="ce16">
            <text:p><text:s/>697.574.969,62<text:s/></text:p>
          </table:table-cell>
          <table:table-cell office:value-type="float" office:value="41432665.409999996" table:style-name="ce16">
            <text:p><text:s/>41.432.665,41<text:s/></text:p>
          </table:table-cell>
          <table:table-cell office:value-type="float" office:value="8342730682.54" table:style-name="ce16">
            <text:p><text:s/>8.342.730.682,54<text:s/></text:p>
          </table:table-cell>
          <table:table-cell office:value-type="float" office:value="26050924.329999998" table:style-name="ce16">
            <text:p><text:s/>26.050.924,33<text:s/></text:p>
          </table:table-cell>
          <table:table-cell office:value-type="float" office:value="19751085807.450001" table:style-name="ce17">
            <text:p><text:s/>19.751.085.807,4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1748.639999999999" table:style-name="ce16">
            <text:p><text:s/>21.748,64<text:s/></text:p>
          </table:table-cell>
          <table:table-cell office:value-type="float" office:value="6235.03" table:style-name="ce16">
            <text:p><text:s/>6.235,03<text:s/></text:p>
          </table:table-cell>
          <table:table-cell office:value-type="float" office:value="5390744.7800000003" table:style-name="ce16">
            <text:p><text:s/>5.390.744,7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569586.41" table:style-name="ce16">
            <text:p><text:s/>2.569.586,41<text:s/></text:p>
          </table:table-cell>
          <table:table-cell office:value-type="float" office:value="210310254.90000001" table:style-name="ce16">
            <text:p><text:s/>210.310.254,90<text:s/></text:p>
          </table:table-cell>
          <table:table-cell office:value-type="float" office:value="250496305.59" table:style-name="ce16">
            <text:p><text:s/>250.496.305,59<text:s/></text:p>
          </table:table-cell>
          <table:table-cell office:value-type="float" office:value="3810940.19" table:style-name="ce16">
            <text:p><text:s/>3.810.940,19<text:s/></text:p>
          </table:table-cell>
          <table:table-cell office:value-type="float" office:value="544622.63" table:style-name="ce16">
            <text:p><text:s/>544.622,63<text:s/></text:p>
          </table:table-cell>
          <table:table-cell office:value-type="float" office:value="5194.6499999999996" table:style-name="ce16">
            <text:p><text:s/>5.194,65<text:s/></text:p>
          </table:table-cell>
          <table:table-cell office:value-type="float" office:value="51346100.649999999" table:style-name="ce16">
            <text:p><text:s/>51.346.100,65<text:s/></text:p>
          </table:table-cell>
          <table:table-cell office:value-type="float" office:value="707750.53" table:style-name="ce16">
            <text:p><text:s/>707.750,53<text:s/></text:p>
          </table:table-cell>
          <table:table-cell office:value-type="float" office:value="2238796.39" table:style-name="ce16">
            <text:p><text:s/>2.238.796,39<text:s/></text:p>
          </table:table-cell>
          <table:table-cell office:value-type="float" office:value="11278229.800000001" table:style-name="ce16">
            <text:p><text:s/>11.278.229,80<text:s/></text:p>
          </table:table-cell>
          <table:table-cell office:value-type="float" office:value="9118.61" table:style-name="ce16">
            <text:p><text:s/>9.118,61<text:s/></text:p>
          </table:table-cell>
          <table:table-cell office:value-type="float" office:value="376830.77" table:style-name="ce16">
            <text:p><text:s/>376.830,77<text:s/></text:p>
          </table:table-cell>
          <table:table-cell office:value-type="float" office:value="22811.71" table:style-name="ce16">
            <text:p><text:s/>22.811,71<text:s/></text:p>
          </table:table-cell>
          <table:table-cell office:value-type="float" office:value="71774733.870000005" table:style-name="ce16">
            <text:p><text:s/>71.774.733,87<text:s/></text:p>
          </table:table-cell>
          <table:table-cell office:value-type="float" office:value="1633306930.02" table:style-name="ce16">
            <text:p><text:s/>1.633.306.930,02<text:s/></text:p>
          </table:table-cell>
          <table:table-cell office:value-type="float" office:value="31139.9" table:style-name="ce16">
            <text:p><text:s/>31.139,90<text:s/></text:p>
          </table:table-cell>
          <table:table-cell office:value-type="float" office:value="3073521.93" table:style-name="ce16">
            <text:p><text:s/>3.073.521,93<text:s/></text:p>
          </table:table-cell>
          <table:table-cell office:value-type="float" office:value="31118.77" table:style-name="ce16">
            <text:p><text:s/>31.118,77<text:s/></text:p>
          </table:table-cell>
          <table:table-cell office:value-type="float" office:value="121002414.56" table:style-name="ce16">
            <text:p><text:s/>121.002.414,56<text:s/></text:p>
          </table:table-cell>
          <table:table-cell office:value-type="float" office:value="5507603.8399999999" table:style-name="ce16">
            <text:p><text:s/>5.507.603,84<text:s/></text:p>
          </table:table-cell>
          <table:table-cell office:value-type="float" office:value="8425666.6600000001" table:style-name="ce16">
            <text:p><text:s/>8.425.666,66<text:s/></text:p>
          </table:table-cell>
          <table:table-cell office:value-type="float" office:value="2301428937.7800002" table:style-name="ce16">
            <text:p><text:s/>2.301.428.937,78<text:s/></text:p>
          </table:table-cell>
          <table:table-cell office:value-type="float" office:value="25670.13" table:style-name="ce16">
            <text:p><text:s/>25.670,13<text:s/></text:p>
          </table:table-cell>
          <table:table-cell office:value-type="float" office:value="4683743008.7400007" table:style-name="ce17">
            <text:p><text:s/>4.683.743.008,74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10585919.84" table:style-name="ce16">
            <text:p><text:s/>10.585.919,84<text:s/></text:p>
          </table:table-cell>
          <table:table-cell office:value-type="float" office:value="36554364.810000002" table:style-name="ce16">
            <text:p><text:s/>36.554.364,81<text:s/></text:p>
          </table:table-cell>
          <table:table-cell office:value-type="float" office:value="187035193.43999997" table:style-name="ce16">
            <text:p><text:s/>187.035.193,44<text:s/></text:p>
          </table:table-cell>
          <table:table-cell office:value-type="float" office:value="11399181.43" table:style-name="ce16">
            <text:p><text:s/>11.399.181,43<text:s/></text:p>
          </table:table-cell>
          <table:table-cell office:value-type="float" office:value="293427642.87" table:style-name="ce16">
            <text:p><text:s/>293.427.642,87<text:s/></text:p>
          </table:table-cell>
          <table:table-cell office:value-type="float" office:value="261530154.15999997" table:style-name="ce16">
            <text:p><text:s/>261.530.154,16<text:s/></text:p>
          </table:table-cell>
          <table:table-cell office:value-type="float" office:value="602225883.13999999" table:style-name="ce16">
            <text:p><text:s/>602.225.883,14<text:s/></text:p>
          </table:table-cell>
          <table:table-cell office:value-type="float" office:value="185268838.05000001" table:style-name="ce16">
            <text:p><text:s/>185.268.838,05<text:s/></text:p>
          </table:table-cell>
          <table:table-cell office:value-type="float" office:value="264270840.20000002" table:style-name="ce16">
            <text:p><text:s/>264.270.840,20<text:s/></text:p>
          </table:table-cell>
          <table:table-cell office:value-type="float" office:value="76501391.299999997" table:style-name="ce16">
            <text:p><text:s/>76.501.391,30<text:s/></text:p>
          </table:table-cell>
          <table:table-cell office:value-type="float" office:value="1926067725.9299998" table:style-name="ce16">
            <text:p><text:s/>1.926.067.725,93<text:s/></text:p>
          </table:table-cell>
          <table:table-cell office:value-type="float" office:value="87668256.12999998" table:style-name="ce16">
            <text:p><text:s/>87.668.256,13<text:s/></text:p>
          </table:table-cell>
          <table:table-cell office:value-type="float" office:value="194936666.75" table:style-name="ce16">
            <text:p><text:s/>194.936.666,75<text:s/></text:p>
          </table:table-cell>
          <table:table-cell office:value-type="float" office:value="121325680.97999999" table:style-name="ce16">
            <text:p><text:s/>121.325.680,98<text:s/></text:p>
          </table:table-cell>
          <table:table-cell office:value-type="float" office:value="60693236.399999999" table:style-name="ce16">
            <text:p><text:s/>60.693.236,40<text:s/></text:p>
          </table:table-cell>
          <table:table-cell office:value-type="float" office:value="232264015.12" table:style-name="ce16">
            <text:p><text:s/>232.264.015,12<text:s/></text:p>
          </table:table-cell>
          <table:table-cell office:value-type="float" office:value="58479073.539999999" table:style-name="ce16">
            <text:p><text:s/>58.479.073,54<text:s/></text:p>
          </table:table-cell>
          <table:table-cell office:value-type="float" office:value="706294229.55000007" table:style-name="ce16">
            <text:p><text:s/>706.294.229,55<text:s/></text:p>
          </table:table-cell>
          <table:table-cell office:value-type="float" office:value="2094316041.0800002" table:style-name="ce16">
            <text:p><text:s/>2.094.316.041,08<text:s/></text:p>
          </table:table-cell>
          <table:table-cell office:value-type="float" office:value="75472122.609999999" table:style-name="ce16">
            <text:p><text:s/>75.472.122,61<text:s/></text:p>
          </table:table-cell>
          <table:table-cell office:value-type="float" office:value="38437722.359999999" table:style-name="ce16">
            <text:p><text:s/>38.437.722,36<text:s/></text:p>
          </table:table-cell>
          <table:table-cell office:value-type="float" office:value="9957736.1300000008" table:style-name="ce16">
            <text:p><text:s/>9.957.736,13<text:s/></text:p>
          </table:table-cell>
          <table:table-cell office:value-type="float" office:value="740229519.39999998" table:style-name="ce16">
            <text:p><text:s/>740.229.519,40<text:s/></text:p>
          </table:table-cell>
          <table:table-cell office:value-type="float" office:value="692067365.78000009" table:style-name="ce16">
            <text:p><text:s/>692.067.365,78<text:s/></text:p>
          </table:table-cell>
          <table:table-cell office:value-type="float" office:value="33006998.749999996" table:style-name="ce16">
            <text:p><text:s/>33.006.998,75<text:s/></text:p>
          </table:table-cell>
          <table:table-cell office:value-type="float" office:value="6041301744.7600012" table:style-name="ce16">
            <text:p><text:s/>6.041.301.744,76<text:s/></text:p>
          </table:table-cell>
          <table:table-cell office:value-type="float" office:value="26025254.199999996" table:style-name="ce16">
            <text:p><text:s/>26.025.254,20<text:s/></text:p>
          </table:table-cell>
          <table:table-cell office:value-type="float" office:value="15067342798.710003" table:style-name="ce17">
            <text:p><text:s/>15.067.342.798,71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6">
            <text:p>-00<text:s/></text:p>
          </table:table-cell>
          <table:table-cell office:value-type="float" office:value="10709.73" table:style-name="ce16">
            <text:p><text:s/>10.709,73<text:s/></text:p>
          </table:table-cell>
          <table:table-cell office:value-type="float" office:value="1008054.7" table:style-name="ce16">
            <text:p><text:s/>1.008.054,7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561229.4500000002" table:style-name="ce16">
            <text:p><text:s/>2.561.229,4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2847.35" table:style-name="ce16">
            <text:p><text:s/>32.847,35<text:s/></text:p>
          </table:table-cell>
          <table:table-cell office:value-type="float" office:value="4964.13" table:style-name="ce16">
            <text:p><text:s/>4.964,13<text:s/></text:p>
          </table:table-cell>
          <table:table-cell office:value-type="float" office:value="3442747.56" table:style-name="ce16">
            <text:p><text:s/>3.442.747,56<text:s/></text:p>
          </table:table-cell>
          <table:table-cell office:value-type="float" office:value="1817.58" table:style-name="ce16">
            <text:p><text:s/>1.817,58<text:s/></text:p>
          </table:table-cell>
          <table:table-cell office:value-type="float" office:value="32983.199999999997" table:style-name="ce16">
            <text:p><text:s/>32.983,20<text:s/></text:p>
          </table:table-cell>
          <table:table-cell office:value-type="float" office:value="195911.88" table:style-name="ce16">
            <text:p><text:s/>195.911,88<text:s/></text:p>
          </table:table-cell>
          <table:table-cell office:value-type="float" office:value="3026200.29" table:style-name="ce16">
            <text:p><text:s/>3.026.200,2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5370132.1500000004" table:style-name="ce16">
            <text:p><text:s/>5.370.132,1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4804940.01" table:style-name="ce16">
            <text:p><text:s/>14.804.940,01<text:s/></text:p>
          </table:table-cell>
          <table:table-cell office:value-type="float" office:value="694396.32" table:style-name="ce16">
            <text:p><text:s/>694.396,3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733071.51" table:style-name="ce16">
            <text:p><text:s/>1.733.071,5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5337076.3899999997" table:style-name="ce16">
            <text:p><text:s/>5.337.076,3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8257082.25" table:style-name="ce17">
            <text:p><text:s/>38.257.082,25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217844.2300000004" table:style-name="ce16">
            <text:p><text:s/>8.217.844,23<text:s/></text:p>
          </table:table-cell>
          <table:table-cell office:value-type="float" office:value="26775521.359999999" table:style-name="ce16">
            <text:p><text:s/>26.775.521,36<text:s/></text:p>
          </table:table-cell>
          <table:table-cell office:value-type="float" office:value="27782539.77" table:style-name="ce16">
            <text:p><text:s/>27.782.539,77<text:s/></text:p>
          </table:table-cell>
          <table:table-cell office:value-type="float" office:value="24095052.989999998" table:style-name="ce16">
            <text:p><text:s/>24.095.052,99<text:s/></text:p>
          </table:table-cell>
          <table:table-cell office:value-type="float" office:value="73395132.469999999" table:style-name="ce16">
            <text:p><text:s/>73.395.132,47<text:s/></text:p>
          </table:table-cell>
          <table:table-cell office:value-type="float" office:value="55760634.850000001" table:style-name="ce16">
            <text:p><text:s/>55.760.634,85<text:s/></text:p>
          </table:table-cell>
          <table:table-cell office:value-type="float" office:value="1458747506.46" table:style-name="ce16">
            <text:p><text:s/>1.458.747.506,46<text:s/></text:p>
          </table:table-cell>
          <table:table-cell office:value-type="float" office:value="32620119.260000002" table:style-name="ce16">
            <text:p><text:s/>32.620.119,26<text:s/></text:p>
          </table:table-cell>
          <table:table-cell office:value-type="float" office:value="48824630.850000001" table:style-name="ce16">
            <text:p><text:s/>48.824.630,85<text:s/></text:p>
          </table:table-cell>
          <table:table-cell office:value-type="float" office:value="30952822.219999999" table:style-name="ce16">
            <text:p><text:s/>30.952.822,22<text:s/></text:p>
          </table:table-cell>
          <table:table-cell office:value-type="float" office:value="188320775.72999999" table:style-name="ce16">
            <text:p><text:s/>188.320.775,73<text:s/></text:p>
          </table:table-cell>
          <table:table-cell office:value-type="float" office:value="26503975.649999999" table:style-name="ce16">
            <text:p><text:s/>26.503.975,65<text:s/></text:p>
          </table:table-cell>
          <table:table-cell office:value-type="float" office:value="20792983.800000001" table:style-name="ce16">
            <text:p><text:s/>20.792.983,80<text:s/></text:p>
          </table:table-cell>
          <table:table-cell office:value-type="float" office:value="50270821.100000001" table:style-name="ce16">
            <text:p><text:s/>50.270.821,10<text:s/></text:p>
          </table:table-cell>
          <table:table-cell office:value-type="float" office:value="56976372.229999997" table:style-name="ce16">
            <text:p><text:s/>56.976.372,23<text:s/></text:p>
          </table:table-cell>
          <table:table-cell office:value-type="float" office:value="82698023.959999993" table:style-name="ce16">
            <text:p><text:s/>82.698.023,96<text:s/></text:p>
          </table:table-cell>
          <table:table-cell office:value-type="float" office:value="25234426.109999999" table:style-name="ce16">
            <text:p><text:s/>25.234.426,11<text:s/></text:p>
          </table:table-cell>
          <table:table-cell office:value-type="float" office:value="85199606.120000005" table:style-name="ce16">
            <text:p><text:s/>85.199.606,12<text:s/></text:p>
          </table:table-cell>
          <table:table-cell office:value-type="float" office:value="270346131.25999999" table:style-name="ce16">
            <text:p><text:s/>270.346.131,26<text:s/></text:p>
          </table:table-cell>
          <table:table-cell office:value-type="float" office:value="45110698.380000003" table:style-name="ce16">
            <text:p><text:s/>45.110.698,38<text:s/></text:p>
          </table:table-cell>
          <table:table-cell office:value-type="float" office:value="26829686.190000001" table:style-name="ce16">
            <text:p><text:s/>26.829.686,19<text:s/></text:p>
          </table:table-cell>
          <table:table-cell office:value-type="float" office:value="14398301.609999999" table:style-name="ce16">
            <text:p><text:s/>14.398.301,61<text:s/></text:p>
          </table:table-cell>
          <table:table-cell office:value-type="float" office:value="142211499.30000001" table:style-name="ce16">
            <text:p><text:s/>142.211.499,30<text:s/></text:p>
          </table:table-cell>
          <table:table-cell office:value-type="float" office:value="63298499.310000002" table:style-name="ce16">
            <text:p><text:s/>63.298.499,31<text:s/></text:p>
          </table:table-cell>
          <table:table-cell office:value-type="float" office:value="22072694.829999998" table:style-name="ce16">
            <text:p><text:s/>22.072.694,83<text:s/></text:p>
          </table:table-cell>
          <table:table-cell office:value-type="float" office:value="177594830.81" table:style-name="ce16">
            <text:p><text:s/>177.594.830,81<text:s/></text:p>
          </table:table-cell>
          <table:table-cell office:value-type="float" office:value="12043258.439999999" table:style-name="ce16">
            <text:p><text:s/>12.043.258,44<text:s/></text:p>
          </table:table-cell>
          <table:table-cell office:value-type="float" office:value="3097074389.2900004" table:style-name="ce17">
            <text:p><text:s/>3.097.074.389,29<text:s/></text:p>
          </table:table-cell>
          <table:table-cell table:number-columns-repeated="16355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413860.24" table:style-name="ce16">
            <text:p><text:s/>413.860,24<text:s/></text:p>
          </table:table-cell>
          <table:table-cell office:value-type="float" office:value="1418540.1600000001" table:style-name="ce16">
            <text:p><text:s/>1.418.540,16<text:s/></text:p>
          </table:table-cell>
          <table:table-cell office:value-type="float" office:value="29504031.939999998" table:style-name="ce16">
            <text:p><text:s/>29.504.031,94<text:s/></text:p>
          </table:table-cell>
          <table:table-cell office:value-type="float" office:value="843580.36" table:style-name="ce16">
            <text:p><text:s/>843.580,36<text:s/></text:p>
          </table:table-cell>
          <table:table-cell office:value-type="float" office:value="11921605.109999998" table:style-name="ce16">
            <text:p><text:s/>11.921.605,11<text:s/></text:p>
          </table:table-cell>
          <table:table-cell office:value-type="float" office:value="34115508.25" table:style-name="ce16">
            <text:p><text:s/>34.115.508,25<text:s/></text:p>
          </table:table-cell>
          <table:table-cell office:value-type="float" office:value="883124686.87000012" table:style-name="ce16">
            <text:p><text:s/>883.124.686,87<text:s/></text:p>
          </table:table-cell>
          <table:table-cell office:value-type="float" office:value="12149239.689999999" table:style-name="ce16">
            <text:p><text:s/>12.149.239,69<text:s/></text:p>
          </table:table-cell>
          <table:table-cell office:value-type="float" office:value="5173464.33" table:style-name="ce16">
            <text:p><text:s/>5.173.464,33<text:s/></text:p>
          </table:table-cell>
          <table:table-cell office:value-type="float" office:value="2507630.52" table:style-name="ce16">
            <text:p><text:s/>2.507.630,52<text:s/></text:p>
          </table:table-cell>
          <table:table-cell office:value-type="float" office:value="28194956.410000004" table:style-name="ce16">
            <text:p><text:s/>28.194.956,41<text:s/></text:p>
          </table:table-cell>
          <table:table-cell office:value-type="float" office:value="7644742.6100000003" table:style-name="ce16">
            <text:p><text:s/>7.644.742,61<text:s/></text:p>
          </table:table-cell>
          <table:table-cell office:value-type="float" office:value="8823976.1899999995" table:style-name="ce16">
            <text:p><text:s/>8.823.976,19<text:s/></text:p>
          </table:table-cell>
          <table:table-cell office:value-type="float" office:value="3000408.9099999997" table:style-name="ce16">
            <text:p><text:s/>3.000.408,91<text:s/></text:p>
          </table:table-cell>
          <table:table-cell office:value-type="float" office:value="2575759.71" table:style-name="ce16">
            <text:p><text:s/>2.575.759,71<text:s/></text:p>
          </table:table-cell>
          <table:table-cell office:value-type="float" office:value="12617543.440000001" table:style-name="ce16">
            <text:p><text:s/>12.617.543,44<text:s/></text:p>
          </table:table-cell>
          <table:table-cell office:value-type="float" office:value="1675237.52" table:style-name="ce16">
            <text:p><text:s/>1.675.237,52<text:s/></text:p>
          </table:table-cell>
          <table:table-cell office:value-type="float" office:value="34489465.550000004" table:style-name="ce16">
            <text:p><text:s/>34.489.465,55<text:s/></text:p>
          </table:table-cell>
          <table:table-cell office:value-type="float" office:value="678768305.36000001" table:style-name="ce16">
            <text:p><text:s/>678.768.305,36<text:s/></text:p>
          </table:table-cell>
          <table:table-cell office:value-type="float" office:value="3627245.86" table:style-name="ce16">
            <text:p><text:s/>3.627.245,86<text:s/></text:p>
          </table:table-cell>
          <table:table-cell office:value-type="float" office:value="973957.79" table:style-name="ce16">
            <text:p><text:s/>973.957,79<text:s/></text:p>
          </table:table-cell>
          <table:table-cell office:value-type="float" office:value="464485.55" table:style-name="ce16">
            <text:p><text:s/>464.485,55<text:s/></text:p>
          </table:table-cell>
          <table:table-cell office:value-type="float" office:value="28185644.84" table:style-name="ce16">
            <text:p><text:s/>28.185.644,84<text:s/></text:p>
          </table:table-cell>
          <table:table-cell office:value-type="float" office:value="42385964.5" table:style-name="ce16">
            <text:p><text:s/>42.385.964,50<text:s/></text:p>
          </table:table-cell>
          <table:table-cell office:value-type="float" office:value="410389.15" table:style-name="ce16">
            <text:p><text:s/>410.389,15<text:s/></text:p>
          </table:table-cell>
          <table:table-cell office:value-type="float" office:value="627698445.54999995" table:style-name="ce16">
            <text:p><text:s/>627.698.445,55<text:s/></text:p>
          </table:table-cell>
          <table:table-cell office:value-type="float" office:value="1135870.74" table:style-name="ce16">
            <text:p><text:s/>1.135.870,74<text:s/></text:p>
          </table:table-cell>
          <table:table-cell office:value-type="float" office:value="2463844547.1499996" table:style-name="ce17">
            <text:p><text:s/>2.463.844.547,15<text:s/></text:p>
          </table:table-cell>
          <table:table-cell table:number-columns-repeated="16355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78888267.310000002" table:style-name="ce20">
            <text:p><text:s/>78.888.267,31<text:s/></text:p>
          </table:table-cell>
          <table:table-cell office:value-type="float" office:value="316367672.00999999" table:style-name="ce20">
            <text:p><text:s/>316.367.672,01<text:s/></text:p>
          </table:table-cell>
          <table:table-cell office:value-type="float" office:value="1411543747.8600001" table:style-name="ce20">
            <text:p><text:s/>1.411.543.747,86<text:s/></text:p>
          </table:table-cell>
          <table:table-cell office:value-type="float" office:value="92392860.270000011" table:style-name="ce20">
            <text:p><text:s/>92.392.860,27<text:s/></text:p>
          </table:table-cell>
          <table:table-cell office:value-type="float" office:value="2197552254.7399998" table:style-name="ce20">
            <text:p><text:s/>2.197.552.254,74<text:s/></text:p>
          </table:table-cell>
          <table:table-cell office:value-type="float" office:value="2360012210.46" table:style-name="ce20">
            <text:p><text:s/>2.360.012.210,46<text:s/></text:p>
          </table:table-cell>
          <table:table-cell office:value-type="float" office:value="10093514547.23" table:style-name="ce20">
            <text:p><text:s/>10.093.514.547,23<text:s/></text:p>
          </table:table-cell>
          <table:table-cell office:value-type="float" office:value="1908470843.3099999" table:style-name="ce20">
            <text:p><text:s/>1.908.470.843,31<text:s/></text:p>
          </table:table-cell>
          <table:table-cell office:value-type="float" office:value="1919780539.51" table:style-name="ce20">
            <text:p><text:s/>1.919.780.539,51<text:s/></text:p>
          </table:table-cell>
          <table:table-cell office:value-type="float" office:value="669640014.08999991" table:style-name="ce20">
            <text:p><text:s/>669.640.014,09<text:s/></text:p>
          </table:table-cell>
          <table:table-cell office:value-type="float" office:value="10892201495.440001" table:style-name="ce20">
            <text:p><text:s/>10.892.201.495,44<text:s/></text:p>
          </table:table-cell>
          <table:table-cell office:value-type="float" office:value="635461072.83999991" table:style-name="ce20">
            <text:p><text:s/>635.461.072,84<text:s/></text:p>
          </table:table-cell>
          <table:table-cell office:value-type="float" office:value="1079789771.77" table:style-name="ce20">
            <text:p><text:s/>1.079.789.771,77<text:s/></text:p>
          </table:table-cell>
          <table:table-cell office:value-type="float" office:value="896378381.75" table:style-name="ce20">
            <text:p><text:s/>896.378.381,75<text:s/></text:p>
          </table:table-cell>
          <table:table-cell office:value-type="float" office:value="459451823.57999992" table:style-name="ce20">
            <text:p><text:s/>459.451.823,58<text:s/></text:p>
          </table:table-cell>
          <table:table-cell office:value-type="float" office:value="2109257994.4499998" table:style-name="ce20">
            <text:p><text:s/>2.109.257.994,45<text:s/></text:p>
          </table:table-cell>
          <table:table-cell office:value-type="float" office:value="338053419.86000001" table:style-name="ce20">
            <text:p><text:s/>338.053.419,86<text:s/></text:p>
          </table:table-cell>
          <table:table-cell office:value-type="float" office:value="6416981787.5200005" table:style-name="ce20">
            <text:p><text:s/>6.416.981.787,52<text:s/></text:p>
          </table:table-cell>
          <table:table-cell office:value-type="float" office:value="19143790980.580002" table:style-name="ce20">
            <text:p><text:s/>19.143.790.980,58<text:s/></text:p>
          </table:table-cell>
          <table:table-cell office:value-type="float" office:value="550062268.94000006" table:style-name="ce20">
            <text:p><text:s/>550.062.268,94<text:s/></text:p>
          </table:table-cell>
          <table:table-cell office:value-type="float" office:value="266336238.92000002" table:style-name="ce20">
            <text:p><text:s/>266.336.238,92<text:s/></text:p>
          </table:table-cell>
          <table:table-cell office:value-type="float" office:value="74496821.959999993" table:style-name="ce20">
            <text:p><text:s/>74.496.821,96<text:s/></text:p>
          </table:table-cell>
          <table:table-cell office:value-type="float" office:value="6097356414.3100004" table:style-name="ce20">
            <text:p><text:s/>6.097.356.414,31<text:s/></text:p>
          </table:table-cell>
          <table:table-cell office:value-type="float" office:value="6629188885.6300001" table:style-name="ce20">
            <text:p><text:s/>6.629.188.885,63<text:s/></text:p>
          </table:table-cell>
          <table:table-cell office:value-type="float" office:value="283978160.95000005" table:style-name="ce20">
            <text:p><text:s/>283.978.160,95<text:s/></text:p>
          </table:table-cell>
          <table:table-cell office:value-type="float" office:value="58417815605.5" table:style-name="ce20">
            <text:p><text:s/>58.417.815.605,50<text:s/></text:p>
          </table:table-cell>
          <table:table-cell office:value-type="float" office:value="178537110.56" table:style-name="ce20">
            <text:p><text:s/>178.537.110,56<text:s/></text:p>
          </table:table-cell>
          <table:table-cell office:value-type="float" office:value="135517301191.35001" table:style-name="ce21">
            <text:p><text:s/>135.517.301.191,35<text:s/></text:p>
          </table:table-cell>
          <table:table-cell table:number-columns-repeated="16355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49778277.013385609" table:style-name="ce24">
            <text:p><text:s/>49.778.277,01<text:s/></text:p>
          </table:table-cell>
          <table:table-cell office:value-type="float" office:value="206977535.69008446" table:style-name="ce24">
            <text:p><text:s/>206.977.535,69<text:s/></text:p>
          </table:table-cell>
          <table:table-cell office:value-type="float" office:value="347000566.02546996" table:style-name="ce24">
            <text:p><text:s/>347.000.566,03<text:s/></text:p>
          </table:table-cell>
          <table:table-cell office:value-type="float" office:value="37505607.834045455" table:style-name="ce24">
            <text:p><text:s/>37.505.607,83<text:s/></text:p>
          </table:table-cell>
          <table:table-cell office:value-type="float" office:value="1212537669.4164906" table:style-name="ce24">
            <text:p><text:s/>1.212.537.669,42<text:s/></text:p>
          </table:table-cell>
          <table:table-cell office:value-type="float" office:value="861747408.09917533" table:style-name="ce24">
            <text:p><text:s/>861.747.408,10<text:s/></text:p>
          </table:table-cell>
          <table:table-cell office:value-type="float" office:value="1615765949.3925843" table:style-name="ce24">
            <text:p><text:s/>1.615.765.949,39<text:s/></text:p>
          </table:table-cell>
          <table:table-cell office:value-type="float" office:value="576811355.50814068" table:style-name="ce24">
            <text:p><text:s/>576.811.355,51<text:s/></text:p>
          </table:table-cell>
          <table:table-cell office:value-type="float" office:value="749677626.94520497" table:style-name="ce24">
            <text:p><text:s/>749.677.626,95<text:s/></text:p>
          </table:table-cell>
          <table:table-cell office:value-type="float" office:value="376945357.27296799" table:style-name="ce24">
            <text:p><text:s/>376.945.357,27<text:s/></text:p>
          </table:table-cell>
          <table:table-cell office:value-type="float" office:value="3095485609.9467907" table:style-name="ce24">
            <text:p><text:s/>3.095.485.609,95<text:s/></text:p>
          </table:table-cell>
          <table:table-cell office:value-type="float" office:value="343055962.47797775" table:style-name="ce24">
            <text:p><text:s/>343.055.962,48<text:s/></text:p>
          </table:table-cell>
          <table:table-cell office:value-type="float" office:value="508601196.31081539" table:style-name="ce24">
            <text:p><text:s/>508.601.196,31<text:s/></text:p>
          </table:table-cell>
          <table:table-cell office:value-type="float" office:value="561058137.7286396" table:style-name="ce24">
            <text:p><text:s/>561.058.137,73<text:s/></text:p>
          </table:table-cell>
          <table:table-cell office:value-type="float" office:value="304453103.71390659" table:style-name="ce24">
            <text:p><text:s/>304.453.103,71<text:s/></text:p>
          </table:table-cell>
          <table:table-cell office:value-type="float" office:value="798467521.07358801" table:style-name="ce24">
            <text:p><text:s/>798.467.521,07<text:s/></text:p>
          </table:table-cell>
          <table:table-cell office:value-type="float" office:value="236272827.0217104" table:style-name="ce24">
            <text:p><text:s/>236.272.827,02<text:s/></text:p>
          </table:table-cell>
          <table:table-cell office:value-type="float" office:value="2111194946.2952075" table:style-name="ce24">
            <text:p><text:s/>2.111.194.946,30<text:s/></text:p>
          </table:table-cell>
          <table:table-cell office:value-type="float" office:value="3589700938.3673038" table:style-name="ce24">
            <text:p><text:s/>3.589.700.938,37<text:s/></text:p>
          </table:table-cell>
          <table:table-cell office:value-type="float" office:value="286589037.18375564" table:style-name="ce24">
            <text:p><text:s/>286.589.037,18<text:s/></text:p>
          </table:table-cell>
          <table:table-cell office:value-type="float" office:value="138460272.3208836" table:style-name="ce24">
            <text:p><text:s/>138.460.272,32<text:s/></text:p>
          </table:table-cell>
          <table:table-cell office:value-type="float" office:value="43077594.902704574" table:style-name="ce24">
            <text:p><text:s/>43.077.594,90<text:s/></text:p>
          </table:table-cell>
          <table:table-cell office:value-type="float" office:value="2142123532.8485327" table:style-name="ce24">
            <text:p><text:s/>2.142.123.532,85<text:s/></text:p>
          </table:table-cell>
          <table:table-cell office:value-type="float" office:value="1788879017.895272" table:style-name="ce24">
            <text:p><text:s/>1.788.879.017,90<text:s/></text:p>
          </table:table-cell>
          <table:table-cell office:value-type="float" office:value="189606316.34254861" table:style-name="ce24">
            <text:p><text:s/>189.606.316,34<text:s/></text:p>
          </table:table-cell>
          <table:table-cell office:value-type="float" office:value="13984061752.250917" table:style-name="ce24">
            <text:p><text:s/>13.984.061.752,25<text:s/></text:p>
          </table:table-cell>
          <table:table-cell office:value-type="float" office:value="124956629.06189042" table:style-name="ce24">
            <text:p><text:s/>124.956.629,06<text:s/></text:p>
          </table:table-cell>
          <table:table-cell office:value-type="float" office:value="36280791748.939995" table:style-name="ce25">
            <text:p><text:s/>36.280.791.748,94<text:s/></text:p>
          </table:table-cell>
          <table:table-cell table:number-columns-repeated="16355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28666544.32338561" table:style-name="ce20">
            <text:p><text:s/>128.666.544,32<text:s/></text:p>
          </table:table-cell>
          <table:table-cell office:value-type="float" office:value="523345207.70008445" table:style-name="ce20">
            <text:p><text:s/>523.345.207,70<text:s/></text:p>
          </table:table-cell>
          <table:table-cell office:value-type="float" office:value="1758544313.8854702" table:style-name="ce20">
            <text:p><text:s/>1.758.544.313,89<text:s/></text:p>
          </table:table-cell>
          <table:table-cell office:value-type="float" office:value="129898468.10404547" table:style-name="ce20">
            <text:p><text:s/>129.898.468,10<text:s/></text:p>
          </table:table-cell>
          <table:table-cell office:value-type="float" office:value="3410089924.1564903" table:style-name="ce20">
            <text:p><text:s/>3.410.089.924,16<text:s/></text:p>
          </table:table-cell>
          <table:table-cell office:value-type="float" office:value="3221759618.5591755" table:style-name="ce20">
            <text:p><text:s/>3.221.759.618,56<text:s/></text:p>
          </table:table-cell>
          <table:table-cell office:value-type="float" office:value="11709280496.622583" table:style-name="ce20">
            <text:p><text:s/>11.709.280.496,62<text:s/></text:p>
          </table:table-cell>
          <table:table-cell office:value-type="float" office:value="2485282198.8181405" table:style-name="ce20">
            <text:p><text:s/>2.485.282.198,82<text:s/></text:p>
          </table:table-cell>
          <table:table-cell office:value-type="float" office:value="2669458166.455205" table:style-name="ce20">
            <text:p><text:s/>2.669.458.166,46<text:s/></text:p>
          </table:table-cell>
          <table:table-cell office:value-type="float" office:value="1046585371.362968" table:style-name="ce20">
            <text:p><text:s/>1.046.585.371,36<text:s/></text:p>
          </table:table-cell>
          <table:table-cell office:value-type="float" office:value="13987687105.386791" table:style-name="ce20">
            <text:p><text:s/>13.987.687.105,39<text:s/></text:p>
          </table:table-cell>
          <table:table-cell office:value-type="float" office:value="978517035.31797767" table:style-name="ce20">
            <text:p><text:s/>978.517.035,32<text:s/></text:p>
          </table:table-cell>
          <table:table-cell office:value-type="float" office:value="1588390968.0808153" table:style-name="ce20">
            <text:p><text:s/>1.588.390.968,08<text:s/></text:p>
          </table:table-cell>
          <table:table-cell office:value-type="float" office:value="1457436519.4786396" table:style-name="ce20">
            <text:p><text:s/>1.457.436.519,48<text:s/></text:p>
          </table:table-cell>
          <table:table-cell office:value-type="float" office:value="763904927.29390645" table:style-name="ce20">
            <text:p><text:s/>763.904.927,29<text:s/></text:p>
          </table:table-cell>
          <table:table-cell office:value-type="float" office:value="2907725515.5235877" table:style-name="ce20">
            <text:p><text:s/>2.907.725.515,52<text:s/></text:p>
          </table:table-cell>
          <table:table-cell office:value-type="float" office:value="574326246.88171041" table:style-name="ce20">
            <text:p><text:s/>574.326.246,88<text:s/></text:p>
          </table:table-cell>
          <table:table-cell office:value-type="float" office:value="8528176733.8152084" table:style-name="ce20">
            <text:p><text:s/>8.528.176.733,82<text:s/></text:p>
          </table:table-cell>
          <table:table-cell office:value-type="float" office:value="22733491918.947304" table:style-name="ce20">
            <text:p><text:s/>22.733.491.918,95<text:s/></text:p>
          </table:table-cell>
          <table:table-cell office:value-type="float" office:value="836651306.12375569" table:style-name="ce20">
            <text:p><text:s/>836.651.306,12<text:s/></text:p>
          </table:table-cell>
          <table:table-cell office:value-type="float" office:value="404796511.24088359" table:style-name="ce20">
            <text:p><text:s/>404.796.511,24<text:s/></text:p>
          </table:table-cell>
          <table:table-cell office:value-type="float" office:value="117574416.86270458" table:style-name="ce20">
            <text:p><text:s/>117.574.416,86<text:s/></text:p>
          </table:table-cell>
          <table:table-cell office:value-type="float" office:value="8239479947.1585331" table:style-name="ce20">
            <text:p><text:s/>8.239.479.947,16<text:s/></text:p>
          </table:table-cell>
          <table:table-cell office:value-type="float" office:value="8418067903.5252724" table:style-name="ce20">
            <text:p><text:s/>8.418.067.903,53<text:s/></text:p>
          </table:table-cell>
          <table:table-cell office:value-type="float" office:value="473584477.29254866" table:style-name="ce20">
            <text:p><text:s/>473.584.477,29<text:s/></text:p>
          </table:table-cell>
          <table:table-cell office:value-type="float" office:value="72401877357.750916" table:style-name="ce20">
            <text:p><text:s/>72.401.877.357,75<text:s/></text:p>
          </table:table-cell>
          <table:table-cell office:value-type="float" office:value="303493739.62189043" table:style-name="ce20">
            <text:p><text:s/>303.493.739,62<text:s/></text:p>
          </table:table-cell>
          <table:table-cell office:value-type="float" office:value="171798092940.29001" table:style-name="ce21">
            <text:p><text:s/>171.798.092.940,29<text:s/></text:p>
          </table:table-cell>
          <table:table-cell table:number-columns-repeated="16355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720953.38681816042" table:style-name="ce26">
            <text:p><text:s/>720.953,39<text:s/></text:p>
          </table:table-cell>
          <table:table-cell office:value-type="float" office:value="2765359.7047221968" table:style-name="ce26">
            <text:p><text:s/>2.765.359,70<text:s/></text:p>
          </table:table-cell>
          <table:table-cell office:value-type="float" office:value="1889872.6249899459" table:style-name="ce26">
            <text:p><text:s/>1.889.872,62<text:s/></text:p>
          </table:table-cell>
          <table:table-cell office:value-type="float" office:value="482197.18598916411" table:style-name="ce26">
            <text:p><text:s/>482.197,19<text:s/></text:p>
          </table:table-cell>
          <table:table-cell office:value-type="float" office:value="8370534.0109548653" table:style-name="ce26">
            <text:p><text:s/>8.370.534,01<text:s/></text:p>
          </table:table-cell>
          <table:table-cell office:value-type="float" office:value="18211659.193916999" table:style-name="ce26">
            <text:p><text:s/>18.211.659,19<text:s/></text:p>
          </table:table-cell>
          <table:table-cell office:value-type="float" office:value="25808264.683507536" table:style-name="ce26">
            <text:p><text:s/>25.808.264,68<text:s/></text:p>
          </table:table-cell>
          <table:table-cell office:value-type="float" office:value="4956188.8963635992" table:style-name="ce26">
            <text:p><text:s/>4.956.188,90<text:s/></text:p>
          </table:table-cell>
          <table:table-cell office:value-type="float" office:value="7255842.4827564424" table:style-name="ce26">
            <text:p><text:s/>7.255.842,48<text:s/></text:p>
          </table:table-cell>
          <table:table-cell office:value-type="float" office:value="2738588.8288279916" table:style-name="ce26">
            <text:p><text:s/>2.738.588,83<text:s/></text:p>
          </table:table-cell>
          <table:table-cell office:value-type="float" office:value="34938426.13403964" table:style-name="ce26">
            <text:p><text:s/>34.938.426,13<text:s/></text:p>
          </table:table-cell>
          <table:table-cell office:value-type="float" office:value="3289264.8189638495" table:style-name="ce26">
            <text:p><text:s/>3.289.264,82<text:s/></text:p>
          </table:table-cell>
          <table:table-cell office:value-type="float" office:value="4756111.0591016235" table:style-name="ce26">
            <text:p><text:s/>4.756.111,06<text:s/></text:p>
          </table:table-cell>
          <table:table-cell office:value-type="float" office:value="4229555.3661686443" table:style-name="ce26">
            <text:p><text:s/>4.229.555,37<text:s/></text:p>
          </table:table-cell>
          <table:table-cell office:value-type="float" office:value="2626158.4012214569" table:style-name="ce26">
            <text:p><text:s/>2.626.158,40<text:s/></text:p>
          </table:table-cell>
          <table:table-cell office:value-type="float" office:value="9336114.7330911439" table:style-name="ce26">
            <text:p><text:s/>9.336.114,73<text:s/></text:p>
          </table:table-cell>
          <table:table-cell office:value-type="float" office:value="1486089.3344138099" table:style-name="ce26">
            <text:p><text:s/>1.486.089,33<text:s/></text:p>
          </table:table-cell>
          <table:table-cell office:value-type="float" office:value="23234958.093599793" table:style-name="ce26">
            <text:p><text:s/>23.234.958,09<text:s/></text:p>
          </table:table-cell>
          <table:table-cell office:value-type="float" office:value="8120360227.2732754" table:style-name="ce26">
            <text:p><text:s/>8.120.360.227,27<text:s/></text:p>
          </table:table-cell>
          <table:table-cell office:value-type="float" office:value="8436021.166245386" table:style-name="ce26">
            <text:p><text:s/>8.436.021,17<text:s/></text:p>
          </table:table-cell>
          <table:table-cell office:value-type="float" office:value="903471.48530400859" table:style-name="ce26">
            <text:p><text:s/>903.471,49<text:s/></text:p>
          </table:table-cell>
          <table:table-cell office:value-type="float" office:value="361414.19923927012" table:style-name="ce26">
            <text:p><text:s/>361.414,20<text:s/></text:p>
          </table:table-cell>
          <table:table-cell office:value-type="float" office:value="20870188.031389132" table:style-name="ce26">
            <text:p><text:s/>20.870.188,03<text:s/></text:p>
          </table:table-cell>
          <table:table-cell office:value-type="float" office:value="19764165.974040791" table:style-name="ce26">
            <text:p><text:s/>19.764.165,97<text:s/></text:p>
          </table:table-cell>
          <table:table-cell office:value-type="float" office:value="2028550.5517818222" table:style-name="ce26">
            <text:p><text:s/>2.028.550,55<text:s/></text:p>
          </table:table-cell>
          <table:table-cell office:value-type="float" office:value="91695511.30719088" table:style-name="ce26">
            <text:p><text:s/>91.695.511,31<text:s/></text:p>
          </table:table-cell>
          <table:table-cell office:value-type="float" office:value="1634445.6920895483" table:style-name="ce26">
            <text:p><text:s/>1.634.445,69<text:s/></text:p>
          </table:table-cell>
          <table:table-cell office:value-type="float" office:value="8423150134.6199999" table:style-name="ce27">
            <text:p><text:s/>8.423.150.134,62<text:s/></text:p>
          </table:table-cell>
          <table:table-cell table:number-columns-repeated="16355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29387497.71020377" table:style-name="ce20">
            <text:p><text:s/>129.387.497,71<text:s/></text:p>
          </table:table-cell>
          <table:table-cell office:value-type="float" office:value="526110567.40480667" table:style-name="ce20">
            <text:p><text:s/>526.110.567,40<text:s/></text:p>
          </table:table-cell>
          <table:table-cell office:value-type="float" office:value="1760434186.5104601" table:style-name="ce20">
            <text:p><text:s/>1.760.434.186,51<text:s/></text:p>
          </table:table-cell>
          <table:table-cell office:value-type="float" office:value="130380665.29003464" table:style-name="ce20">
            <text:p><text:s/>130.380.665,29<text:s/></text:p>
          </table:table-cell>
          <table:table-cell office:value-type="float" office:value="3418460458.1674452" table:style-name="ce20">
            <text:p><text:s/>3.418.460.458,17<text:s/></text:p>
          </table:table-cell>
          <table:table-cell office:value-type="float" office:value="3239971277.7530923" table:style-name="ce20">
            <text:p><text:s/>3.239.971.277,75<text:s/></text:p>
          </table:table-cell>
          <table:table-cell office:value-type="float" office:value="11735088761.306091" table:style-name="ce20">
            <text:p><text:s/>11.735.088.761,31<text:s/></text:p>
          </table:table-cell>
          <table:table-cell office:value-type="float" office:value="2490238387.7145042" table:style-name="ce20">
            <text:p><text:s/>2.490.238.387,71<text:s/></text:p>
          </table:table-cell>
          <table:table-cell office:value-type="float" office:value="2676714008.9379616" table:style-name="ce20">
            <text:p><text:s/>2.676.714.008,94<text:s/></text:p>
          </table:table-cell>
          <table:table-cell office:value-type="float" office:value="1049323960.1917959" table:style-name="ce20">
            <text:p><text:s/>1.049.323.960,19<text:s/></text:p>
          </table:table-cell>
          <table:table-cell office:value-type="float" office:value="14022625531.52083" table:style-name="ce20">
            <text:p><text:s/>14.022.625.531,52<text:s/></text:p>
          </table:table-cell>
          <table:table-cell office:value-type="float" office:value="981806300.13694155" table:style-name="ce20">
            <text:p><text:s/>981.806.300,14<text:s/></text:p>
          </table:table-cell>
          <table:table-cell office:value-type="float" office:value="1593147079.1399169" table:style-name="ce20">
            <text:p><text:s/>1.593.147.079,14<text:s/></text:p>
          </table:table-cell>
          <table:table-cell office:value-type="float" office:value="1461666074.8448083" table:style-name="ce20">
            <text:p><text:s/>1.461.666.074,84<text:s/></text:p>
          </table:table-cell>
          <table:table-cell office:value-type="float" office:value="766531085.69512796" table:style-name="ce20">
            <text:p><text:s/>766.531.085,70<text:s/></text:p>
          </table:table-cell>
          <table:table-cell office:value-type="float" office:value="2917061630.2566791" table:style-name="ce20">
            <text:p><text:s/>2.917.061.630,26<text:s/></text:p>
          </table:table-cell>
          <table:table-cell office:value-type="float" office:value="575812336.21612418" table:style-name="ce20">
            <text:p><text:s/>575.812.336,22<text:s/></text:p>
          </table:table-cell>
          <table:table-cell office:value-type="float" office:value="8551411691.9088078" table:style-name="ce20">
            <text:p><text:s/>8.551.411.691,91<text:s/></text:p>
          </table:table-cell>
          <table:table-cell office:value-type="float" office:value="30853852146.220581" table:style-name="ce20">
            <text:p><text:s/>30.853.852.146,22<text:s/></text:p>
          </table:table-cell>
          <table:table-cell office:value-type="float" office:value="845087327.29000103" table:style-name="ce20">
            <text:p><text:s/>845.087.327,29<text:s/></text:p>
          </table:table-cell>
          <table:table-cell office:value-type="float" office:value="405699982.72618759" table:style-name="ce20">
            <text:p><text:s/>405.699.982,73<text:s/></text:p>
          </table:table-cell>
          <table:table-cell office:value-type="float" office:value="117935831.06194384" table:style-name="ce20">
            <text:p><text:s/>117.935.831,06<text:s/></text:p>
          </table:table-cell>
          <table:table-cell office:value-type="float" office:value="8260350135.1899223" table:style-name="ce20">
            <text:p><text:s/>8.260.350.135,19<text:s/></text:p>
          </table:table-cell>
          <table:table-cell office:value-type="float" office:value="8437832069.4993134" table:style-name="ce20">
            <text:p><text:s/>8.437.832.069,50<text:s/></text:p>
          </table:table-cell>
          <table:table-cell office:value-type="float" office:value="475613027.84433049" table:style-name="ce20">
            <text:p><text:s/>475.613.027,84<text:s/></text:p>
          </table:table-cell>
          <table:table-cell office:value-type="float" office:value="72493572869.058105" table:style-name="ce20">
            <text:p><text:s/>72.493.572.869,06<text:s/></text:p>
          </table:table-cell>
          <table:table-cell office:value-type="float" office:value="305128185.31397998" table:style-name="ce20">
            <text:p><text:s/>305.128.185,31<text:s/></text:p>
          </table:table-cell>
          <table:table-cell office:value-type="float" office:value="180221243074.91" table:style-name="ce21">
            <text:p><text:s/>180.221.243.074,91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8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28"/>
          <table:table-cell table:number-columns-repeated="16355"/>
        </table:table-row>
        <table:table-row table:style-name="ro6">
          <table:table-cell table:style-name="ce7"/>
          <table:table-cell table:style-name="ce2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ário Vieira Cunha</meta:initial-creator>
    <dc:creator>Mario Vieira Cunha</dc:creator>
    <meta:creation-date>2004-03-11T18:47:37Z</meta:creation-date>
    <dc:date>2021-02-23T12:56:56Z</dc:date>
    <meta:print-date>2011-05-12T16:46:54Z</meta:print-date>
    <meta:editing-cycles>44</meta:editing-cycles>
    <meta:editing-duration>PT4572S</meta:editing-duration>
  </office:meta>
</office:document-meta>
</file>